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style:style>
    <style:style style:name="T2" style:parent-style-name="Absatz-Standardschriftart" style:family="text">
      <style:text-properties style:font-name="Times New Roman" fo:font-size="12pt" style:font-size-asian="12pt" style:font-size-complex="12pt" fo:language="en" fo:country="US"/>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style:font-name="Times New Roman" fo:font-size="12pt" style:font-size-asian="12pt" style:font-size-complex="12pt" fo:language="en" fo:country="US"/>
    </style:style>
    <style:style style:name="P6" style:parent-style-name="Normal" style:family="paragraph">
      <style:paragraph-properties fo:text-align="start"/>
    </style:style>
    <style:style style:name="T7" style:parent-style-name="Absatz-Standardschriftart" style:family="text">
      <style:text-properties style:font-name="Times New Roman" fo:font-size="12pt" style:font-size-asian="12pt" style:font-size-complex="12pt" fo:language="en" fo:country="US"/>
    </style:style>
    <style:style style:name="T8" style:parent-style-name="Absatz-Standardschriftart" style:family="text">
      <style:text-properties style:font-name="Times New Roman"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fo:language="el" fo:country="GR"/>
    </style:style>
    <style:style style:name="T11" style:parent-style-name="DefaultParagraphFont" style:family="text">
      <style:text-properties fo:language="el" fo:country="GR"/>
    </style:style>
    <style:style style:name="T12" style:parent-style-name="DefaultParagraphFont" style:family="text">
      <style:text-properties fo:language="el" fo:country="GR"/>
    </style:style>
    <style:style style:name="T13" style:parent-style-name="DefaultParagraphFont" style:family="text">
      <style:text-properties fo:language="el" fo:country="GR"/>
    </style:style>
    <style:style style:name="T14" style:parent-style-name="DefaultParagraphFont" style:family="text">
      <style:text-properties fo:language="el" fo:country="GR"/>
    </style:style>
    <style:style style:name="T15" style:parent-style-name="DefaultParagraphFont" style:family="text">
      <style:text-properties fo:language="el" fo:country="GR"/>
    </style:style>
    <style:style style:name="T16" style:parent-style-name="DefaultParagraphFont" style:family="text">
      <style:text-properties fo:language="el" fo:country="GR"/>
    </style:style>
    <style:style style:name="T17" style:parent-style-name="DefaultParagraphFont" style:family="text">
      <style:text-properties fo:font-weight="bold" style:font-weight-asian="bold" style:font-weight-complex="bold" fo:language="en" fo:country="US"/>
    </style:style>
    <style:style style:name="T18" style:parent-style-name="Hyperlink" style:family="text">
      <style:text-properties fo:font-weight="bold" style:font-weight-asian="bold" style:font-weight-complex="bold" fo:language="en" fo:country="US"/>
    </style:style>
    <style:style style:name="P19" style:parent-style-name="CommentText" style:family="paragraph">
      <style:paragraph-properties fo:text-align="start" fo:text-indent="0in"/>
    </style:style>
    <style:style style:name="T20" style:parent-style-name="DefaultParagraphFont" style:family="text">
      <style:text-properties fo:language="en" fo:country="US"/>
    </style:style>
    <style:style style:name="T21" style:parent-style-name="DefaultParagraphFont" style:family="text">
      <style:text-properties fo:language="en" fo:country="US"/>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T28" style:parent-style-name="DefaultParagraphFont" style:family="text">
      <style:text-properties fo:font-weight="bold" style:font-weight-asian="bold" style:font-weight-complex="bold" fo:language="da" fo:country="DK"/>
    </style:style>
    <style:style style:name="T29" style:parent-style-name="Hyperlink" style:family="text">
      <style:text-properties fo:font-weight="bold" style:font-weight-asian="bold" style:font-weight-complex="bold" fo:language="da" fo:country="DK"/>
    </style:style>
    <style:style style:name="T30" style:parent-style-name="Absatz-Standardschriftart" style:family="text">
      <style:text-properties style:font-name="Times New Roman" fo:font-size="12pt" style:font-size-asian="12pt" style:font-size-complex="12pt" fo:language="en" fo:country="US"/>
    </style:style>
    <style:style style:name="T31" style:parent-style-name="Absatz-Standardschriftart" style:family="text">
      <style:text-properties style:font-name="Times New Roman" fo:font-size="12pt" style:font-size-asian="12pt" style:font-size-complex="12pt" fo:language="en" fo:country="US"/>
    </style:style>
    <style:style style:name="P32" style:parent-style-name="CommentText" style:family="paragraph">
      <style:paragraph-properties fo:text-align="start" fo:text-indent="0in"/>
    </style:style>
    <style:style style:name="T33" style:parent-style-name="Absatz-Standardschriftart" style:family="text">
      <style:text-properties style:font-name="Times New Roman" fo:font-size="12pt" style:font-size-asian="12pt" style:font-size-complex="12pt" fo:language="en" fo:country="US"/>
    </style:style>
    <style:style style:name="P34" style:parent-style-name="Normal" style:family="paragraph">
      <style:paragraph-properties fo:text-align="start"/>
      <style:text-properties fo:font-weight="bold" style:font-weight-asian="bold" style:font-weight-complex="bold" fo:language="en" fo:country="US"/>
    </style:style>
    <style:style style:name="P35" style:parent-style-name="Normal" style:family="paragraph">
      <style:paragraph-properties fo:text-align="start"/>
    </style:style>
    <style:style style:name="T36" style:parent-style-name="Absatz-Standardschriftart" style:family="text">
      <style:text-properties style:font-name="Times New Roman" fo:font-size="12pt" style:font-size-asian="12pt" style:font-size-complex="12pt" fo:language="en" fo:country="US"/>
    </style:style>
    <style:style style:name="T37" style:parent-style-name="Absatz-Standardschriftar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Absatz-Standardschriftart" style:family="text">
      <style:text-properties style:font-name="Times New Roman" fo:font-size="12pt" style:font-size-asian="12pt" style:font-size-complex="12pt" fo:language="en" fo:country="US"/>
    </style:style>
    <style:style style:name="T41" style:parent-style-name="Absatz-Standardschriftart" style:family="text">
      <style:text-properties style:font-name="Times New Roman" fo:font-size="12pt" style:font-size-asian="12pt" style:font-size-complex="12pt" fo:language="en" fo:country="US"/>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T44" style:parent-style-name="Absatz-Standardschriftart" style:family="text">
      <style:text-properties style:font-name="Times New Roman"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Absatz-Standardschriftart" style:family="text">
      <style:text-properties style:font-name="Times New Roman" fo:font-size="12pt" style:font-size-asian="12pt" style:font-size-complex="12pt" fo:language="en" fo:country="US"/>
    </style:style>
    <style:style style:name="P49" style:parent-style-name="Normal" style:family="paragraph">
      <style:paragraph-properties fo:text-align="start"/>
    </style:style>
    <style:style style:name="T50" style:parent-style-name="DefaultParagraphFon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T52" style:parent-style-name="DefaultParagraphFont" style:family="text">
      <style:text-properties style:font-name="Times New Roman" fo:font-size="12pt" style:font-size-asian="12pt" style:font-size-complex="12pt" fo:language="en" fo:country="US"/>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T55" style:parent-style-name="DefaultParagraphFont" style:family="text">
      <style:text-properties style:font-name="Times New Roman" fo:font-size="12pt" style:font-size-asian="12pt" style:font-size-complex="12pt" fo:language="en" fo:country="US"/>
    </style:style>
    <style:style style:name="T56" style:parent-style-name="DefaultParagraphFont" style:family="text">
      <style:text-properties style:font-name="Times New Roman" fo:font-size="12pt" style:font-size-asian="12pt" style:font-size-complex="12pt" fo:language="en" fo:country="US"/>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language="en" fo:country="US"/>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T63" style:parent-style-name="DefaultParagraphFont" style:family="text">
      <style:text-properties style:font-name="Times New Roman" fo:font-size="12pt" style:font-size-asian="12pt" style:font-size-complex="12pt" fo:language="en" fo:country="US"/>
    </style:style>
    <style:style style:name="T64" style:parent-style-name="DefaultParagraphFont" style:family="text">
      <style:text-properties style:font-name="Times New Roman" fo:font-size="12pt" style:font-size-asian="12pt" style:font-size-complex="12pt" fo:language="en" fo:country="US"/>
    </style:style>
    <style:style style:name="P65" style:parent-style-name="CommentText" style:family="paragraph">
      <style:paragraph-properties fo:text-align="start" fo:text-indent="0in"/>
    </style:style>
    <style:style style:name="P66" style:parent-style-name="CommentText" style:family="paragraph">
      <style:paragraph-properties fo:text-align="start" fo:text-indent="0in"/>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DefaultParagraphFont" style:family="text">
      <style:text-properties style:font-name="Times New Roman" fo:font-size="12pt" style:font-size-asian="12pt" style:font-size-complex="12pt" fo:language="en" fo:country="US"/>
    </style:style>
    <style:style style:name="P72" style:parent-style-name="Normal" style:family="paragraph">
      <style:text-properties fo:font-weight="bold" style:font-weight-asian="bold" style:font-weight-complex="bold" fo:language="en" fo:country="US"/>
    </style:style>
    <style:style style:name="P73" style:parent-style-name="Standard" style:family="paragraph">
      <style:paragraph-properties fo:text-align="start" fo:text-indent="0.4916in"/>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DefaultParagraphFont" style:family="text">
      <style:text-properties style:font-name="Times New Roman" fo:font-size="12pt" style:font-size-asian="12pt" style:font-size-complex="12pt" fo:background-color="#00FF00" fo:language="en" fo:country="US"/>
    </style:style>
    <style:style style:name="T78" style:parent-style-name="DefaultParagraphFont" style:family="text">
      <style:text-properties style:font-name="Times New Roman" fo:font-size="12pt" style:font-size-asian="12pt" style:font-size-complex="12pt" fo:language="en" fo:country="US"/>
    </style:style>
    <style:style style:name="T7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T82" style:parent-style-name="Hyperlink" style:family="text">
      <style:text-properties fo:font-weight="bold" style:font-weight-asian="bold" style:font-weight-complex="bold" fo:language="da" fo:country="DK"/>
    </style:style>
    <style:style style:name="T83" style:parent-style-name="DefaultParagraphFont" style:family="text">
      <style:text-properties style:font-name="Times New Roman" fo:font-size="12pt" style:font-size-asian="12pt" style:font-size-complex="12pt" fo:language="en" fo:country="US"/>
    </style:style>
    <style:style style:name="T84" style:parent-style-name="DefaultParagraphFont" style:family="text">
      <style:text-properties style:font-name="Times New Roman" fo:font-size="12pt" style:font-size-asian="12pt" style:font-size-complex="12pt" fo:language="en" fo:country="US"/>
    </style:style>
    <style:style style:name="P85" style:parent-style-name="Standard" style:family="paragraph">
      <style:paragraph-properties fo:text-align="start" fo:text-indent="0.4916in"/>
    </style:style>
    <style:style style:name="T86" style:parent-style-name="DefaultParagraphFont" style:family="text">
      <style:text-properties style:font-name="Times New Roman" fo:font-size="12pt" style:font-size-asian="12pt" style:font-size-complex="12pt" fo:language="en" fo:country="US"/>
    </style:style>
    <style:style style:name="T87" style:parent-style-name="DefaultParagraphFont" style:family="text">
      <style:text-properties style:font-name="Times New Roman" fo:font-size="12pt" style:font-size-asian="12pt" style:font-size-complex="12pt" fo:background-color="#00FF00" fo:language="en" fo:country="US"/>
    </style:style>
    <style:style style:name="T88" style:parent-style-name="DefaultParagraphFont" style:family="text">
      <style:text-properties style:font-name="Times New Roman" fo:font-size="12pt" style:font-size-asian="12pt" style:font-size-complex="12pt" fo:language="en" fo:country="US"/>
    </style:style>
    <style:style style:name="T89" style:parent-style-name="DefaultParagraphFont" style:family="text">
      <style:text-properties style:font-name="Times New Roman" fo:font-size="12pt" style:font-size-asian="12pt" style:font-size-complex="12pt" fo:language="en" fo:country="US"/>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style>
    <style:style style:name="T97" style:parent-style-name="DefaultParagraphFont" style:family="text">
      <style:text-properties style:font-name="Times New Roman" fo:font-size="12pt" style:font-size-asian="12pt" style:font-size-complex="12pt" fo:language="en" fo:country="US"/>
    </style:style>
    <style:style style:name="T98" style:parent-style-name="DefaultParagraphFont" style:family="text">
      <style:text-properties style:font-name="Times New Roman" fo:font-size="12pt" style:font-size-asian="12pt" style:font-size-complex="12pt" fo:background-color="#00FF00" fo:language="en" fo:country="US"/>
    </style:style>
    <style:style style:name="T99" style:parent-style-name="DefaultParagraphFont" style:family="text">
      <style:text-properties style:font-name="Times New Roman" fo:font-size="12pt" style:font-size-asian="12pt" style:font-size-complex="12pt" fo:language="en" fo:country="US"/>
    </style:style>
    <style:style style:name="T100" style:parent-style-name="DefaultParagraphFont" style:family="text">
      <style:text-properties style:font-name="Times New Roman" fo:font-size="12pt" style:font-size-asian="12pt" style:font-size-complex="12pt" fo:language="en" fo:country="US"/>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style:font-name="Times New Roman" fo:font-size="12pt" style:font-size-asian="12pt" style:font-size-complex="12pt" fo:language="en" fo:country="US"/>
    </style:style>
    <style:style style:name="T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6" style:parent-style-name="DefaultParagraphFont" style:family="text">
      <style:text-properties style:font-name="Times New Roman" fo:font-size="12pt" style:font-size-asian="12pt" style:font-size-complex="12pt" fo:language="en" fo:country="US"/>
    </style:style>
    <style:style style:name="T107" style:parent-style-name="DefaultParagraphFont" style:family="text">
      <style:text-properties style:font-name="Times New Roman" fo:font-size="12pt" style:font-size-asian="12pt" style:font-size-complex="12pt" fo:language="en" fo:country="US"/>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T118" style:parent-style-name="DefaultParagraphFont" style:family="text">
      <style:text-properties style:font-name="Times New Roman" fo:font-size="12pt" style:font-size-asian="12pt" style:font-size-complex="12pt" fo:language="en" fo:country="US"/>
    </style:style>
    <style:style style:name="T119" style:parent-style-name="DefaultParagraphFont" style:family="text">
      <style:text-properties style:font-name="Times New Roman" fo:font-size="12pt" style:font-size-asian="12pt" style:font-size-complex="12pt" fo:language="en" fo:country="US"/>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4916in"/>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background-color="#00FF00" fo:language="en" fo:country="US"/>
    </style:style>
    <style:style style:name="T137" style:parent-style-name="DefaultParagraphFont" style:family="text">
      <style:text-properties style:font-name="Times New Roman" fo:font-size="12pt" style:font-size-asian="12pt" style:font-size-complex="12pt" fo:language="en" fo:country="US"/>
    </style:style>
    <style:style style:name="P138" style:parent-style-name="Standard" style:family="paragraph">
      <style:paragraph-properties fo:text-align="start" fo:text-indent="0.4916in"/>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background-color="#00FF00" fo:language="en" fo:country="US"/>
    </style:style>
    <style:style style:name="T141" style:parent-style-name="DefaultParagraphFont" style:family="text">
      <style:text-properties style:font-name="Times New Roman" fo:font-size="12pt" style:font-size-asian="12pt" style:font-size-complex="12pt" fo:language="en" fo:country="US"/>
    </style:style>
    <style:style style:name="P142" style:parent-style-name="Standard" style:family="paragraph">
      <style:paragraph-properties fo:text-align="start" fo:text-indent="0in"/>
      <style:text-properties fo:language="en" fo:country="US"/>
    </style:style>
    <style:style style:name="P143" style:parent-style-name="Standard" style:family="paragraph">
      <style:paragraph-properties fo:text-align="start" fo:text-indent="0.4916in"/>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background-color="#FFFF00"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background-color="#00FFFF"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background-color="#00FF00"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background-color="#00FF00"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DefaultParagraphFont" style:family="text">
      <style:text-properties fo:font-weight="bold" style:font-weight-asian="bold" style:font-weight-complex="bold" fo:language="en" fo:country="US"/>
    </style:style>
    <style:style style:name="T155" style:parent-style-name="DefaultParagraphFont" style:family="text">
      <style:text-properties style:font-name="Times New Roman" fo:font-size="12pt" style:font-size-asian="12pt" style:font-size-complex="12pt" fo:language="en" fo:country="US"/>
    </style:style>
    <style:style style:name="T156" style:parent-style-name="DefaultParagraphFont" style:family="text">
      <style:text-properties style:font-name="Times New Roman" fo:font-size="12pt" style:font-size-asian="12pt" style:font-size-complex="12pt" fo:background-color="#00FF00" fo:language="en" fo:country="US"/>
    </style:style>
    <style:style style:name="T157" style:parent-style-name="DefaultParagraphFont" style:family="text">
      <style:text-properties style:font-name="Times New Roman" fo:font-size="12pt" style:font-size-asian="12pt" style:font-size-complex="12pt"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fo:font-weight="bold" style:font-weight-asian="bold" style:font-weight-complex="bold"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T161" style:parent-style-name="DefaultParagraphFont" style:family="text">
      <style:text-properties style:font-name="Times New Roman" fo:font-size="12pt" style:font-size-asian="12pt" style:font-size-complex="12pt" fo:background-color="#00FF00" fo:language="en" fo:country="US"/>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P164" style:parent-style-name="Standard" style:family="paragraph">
      <style:paragraph-properties fo:text-align="start" fo:text-indent="0in"/>
    </style:style>
    <style:style style:name="T165" style:parent-style-name="DefaultParagraphFont" style:family="text">
      <style:text-properties fo:font-weight="bold" style:font-weight-asian="bold" style:font-weight-complex="bold" fo:language="en" fo:country="US"/>
    </style:style>
    <style:style style:name="T166" style:parent-style-name="DefaultParagraphFont" style:family="text">
      <style:text-properties style:font-name="Times New Roman" fo:font-size="12pt" style:font-size-asian="12pt" style:font-size-complex="12pt" fo:language="en" fo:country="US"/>
    </style:style>
    <style:style style:name="T167" style:parent-style-name="DefaultParagraphFont" style:family="text">
      <style:text-properties style:font-name="Times New Roman" fo:font-size="12pt" style:font-size-asian="12pt" style:font-size-complex="12pt" fo:background-color="#00FF00" fo:language="en" fo:country="US"/>
    </style:style>
    <style:style style:name="T168" style:parent-style-name="DefaultParagraphFont" style:family="text">
      <style:text-properties style:font-name="Times New Roman" fo:font-size="12pt" style:font-size-asian="12pt" style:font-size-complex="12pt"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CommentText" style:family="paragraph">
      <style:paragraph-properties fo:text-align="start" fo:text-indent="0in"/>
    </style:style>
    <style:style style:name="P171" style:parent-style-name="CommentText" style:family="paragraph">
      <style:paragraph-properties fo:text-align="start" fo:text-indent="0in"/>
    </style:style>
    <style:style style:name="P172" style:parent-style-name="CommentText" style:family="paragraph">
      <style:paragraph-properties fo:text-align="start" fo:text-indent="0in"/>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P176" style:parent-style-name="CommentText" style:family="paragraph">
      <style:paragraph-properties fo:text-align="start" fo:text-indent="0in"/>
    </style:style>
    <style:style style:name="P177" style:parent-style-name="CommentText" style:family="paragraph">
      <style:paragraph-properties fo:text-align="start" fo:text-indent="0in"/>
    </style:style>
    <style:style style:name="P178" style:parent-style-name="CommentText" style:family="paragraph">
      <style:paragraph-properties fo:text-align="start" fo:text-indent="0in"/>
    </style:style>
    <style:style style:name="P179" style:parent-style-name="CommentText" style:family="paragraph">
      <style:paragraph-properties fo:text-align="start" fo:text-indent="0in"/>
    </style:style>
    <style:style style:name="T180" style:parent-style-name="DefaultParagraphFont" style:family="text">
      <style:text-properties style:font-name="Times New Roman" fo:font-size="12pt" style:font-size-asian="12pt" style:font-size-complex="12pt" fo:language="en" fo:country="US"/>
    </style:style>
    <style:style style:name="P181" style:parent-style-name="Standard" style:family="paragraph">
      <style:paragraph-properties fo:text-align="start" fo:text-indent="0.4916in"/>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background-color="#00FF00"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Standard" style:family="paragraph">
      <style:paragraph-properties fo:text-align="start" fo:text-indent="0.4916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background-color="#00FF00"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P203" style:parent-style-name="CommentText" style:family="paragraph">
      <style:paragraph-properties fo:text-align="start" fo:text-indent="0in"/>
    </style:style>
    <style:style style:name="P204" style:parent-style-name="CommentText" style:family="paragraph">
      <style:paragraph-properties fo:text-align="start" fo:text-indent="0in"/>
    </style:style>
    <style:style style:name="P205" style:parent-style-name="CommentText" style:family="paragraph">
      <style:paragraph-properties fo:text-align="start" fo:text-indent="0in"/>
    </style:style>
    <style:style style:name="P206" style:parent-style-name="CommentText" style:family="paragraph">
      <style:paragraph-properties fo:text-align="start" fo:text-indent="0in"/>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T218" style:parent-style-name="Hyperlink" style:family="text">
      <style:text-properties fo:font-weight="bold" style:font-weight-asian="bold" style:font-weight-complex="bold" fo:language="da" fo:country="DK"/>
    </style:style>
    <style:style style:name="T219" style:parent-style-name="DefaultParagraphFont" style:family="text">
      <style:text-properties style:font-name="Times New Roman" fo:font-size="12pt" style:font-size-asian="12pt" style:font-size-complex="12pt" fo:language="en" fo:country="US"/>
    </style:style>
    <style:style style:name="P220" style:parent-style-name="Standard" style:family="paragraph">
      <style:paragraph-properties fo:text-align="start" fo:text-indent="0.4916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background-color="#00FF00" fo:language="en" fo:country="US"/>
    </style:style>
    <style:style style:name="T223" style:parent-style-name="DefaultParagraphFont" style:family="text">
      <style:text-properties style:font-name="Times New Roman" fo:font-size="12pt" style:font-size-asian="12pt" style:font-size-complex="12pt" fo:language="en" fo:country="US"/>
    </style:style>
    <style:style style:name="P22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25" style:parent-style-name="Standard" style:family="paragraph">
      <style:paragraph-properties fo:text-align="start" fo:text-indent="0.4916in"/>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Times New Roman" fo:font-size="12pt" style:font-size-asian="12pt" style:font-size-complex="12pt" fo:language="en" fo:country="US"/>
    </style:style>
    <style:style style:name="T230" style:parent-style-name="DefaultParagraphFont" style:family="text">
      <style:text-properties style:font-name="Times New Roman" fo:font-size="12pt" style:font-size-asian="12pt" style:font-size-complex="12pt" fo:background-color="#00FF00" fo:language="en" fo:country="US"/>
    </style:style>
    <style:style style:name="T231" style:parent-style-name="DefaultParagraphFont" style:family="text">
      <style:text-properties style:font-name="Times New Roman" fo:font-size="12pt" style:font-size-asian="12pt" style:font-size-complex="12pt" fo:language="en" fo:country="US"/>
    </style:style>
    <style:style style:name="P232" style:parent-style-name="Standard" style:family="paragraph">
      <style:paragraph-properties fo:text-align="start" fo:text-indent="0.4916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size="12pt" style:font-size-asian="12pt" style:font-size-complex="12pt" fo:background-color="#00FF00"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DefaultParagraphFont" style:family="text">
      <style:text-properties style:font-name="Times New Roman" fo:font-size="12pt" style:font-size-asian="12pt" style:font-size-complex="12pt" fo:language="en" fo:country="US"/>
    </style:style>
    <style:style style:name="T238" style:parent-style-name="DefaultParagraphFont" style:family="text">
      <style:text-properties style:font-name="Times New Roman" fo:font-size="12pt" style:font-size-asian="12pt" style:font-size-complex="12pt" fo:background-color="#00FF00" fo:language="en" fo:country="US"/>
    </style:style>
    <style:style style:name="T239" style:parent-style-name="DefaultParagraphFont" style:family="text">
      <style:text-properties style:font-name="Times New Roman" fo:font-size="12pt" style:font-size-asian="12pt" style:font-size-complex="12pt" fo:language="en" fo:country="US"/>
    </style:style>
    <style:style style:name="P240" style:parent-style-name="Normal" style:family="paragraph">
      <style:paragraph-properties fo:text-indent="0in"/>
    </style:style>
    <style:style style:name="T241" style:parent-style-name="DefaultParagraphFont" style:family="text">
      <style:text-properties fo:font-weight="bold" style:font-weight-asian="bold" style:font-weight-complex="bold" fo:language="en" fo:country="US"/>
    </style:style>
    <style:style style:name="T242" style:parent-style-name="DefaultParagraphFont" style:family="text">
      <style:text-properties style:font-name="Times New Roman" fo:font-size="12pt" style:font-size-asian="12pt" style:font-size-complex="12pt" fo:language="en" fo:country="US"/>
    </style:style>
    <style:style style:name="T243" style:parent-style-name="DefaultParagraphFont" style:family="text">
      <style:text-properties style:font-name="Times New Roman" fo:font-size="12pt" style:font-size-asian="12pt" style:font-size-complex="12pt" fo:language="en" fo:country="US"/>
    </style:style>
    <style:style style:name="P244" style:parent-style-name="Normal" style:family="paragraph">
      <style:paragraph-properties fo:text-indent="0in"/>
      <style:text-properties style:font-name="Times New Roman" fo:font-size="12pt" style:font-size-asian="12pt" style:font-size-complex="12pt" fo:language="en" fo:country="US"/>
    </style:style>
    <style:style style:name="P245" style:parent-style-name="Normal" style:family="paragraph">
      <style:paragraph-properties fo:text-indent="0in"/>
      <style:text-properties style:font-name="Times New Roman" fo:font-size="12pt" style:font-size-asian="12pt" style:font-size-complex="12pt" fo:language="en" fo:country="US"/>
    </style:style>
    <style:style style:name="P246" style:parent-style-name="Normal" style:family="paragraph">
      <style:paragraph-properties fo:text-indent="0in"/>
      <style:text-properties fo:font-weight="bold" style:font-weight-asian="bold" style:font-weight-complex="bold" fo:language="en" fo:country="US"/>
    </style:style>
    <style:style style:name="P247" style:parent-style-name="Normal" style:family="paragraph">
      <style:text-properties fo:font-weight="bold" style:font-weight-asian="bold" style:font-weight-complex="bold" fo:language="en" fo:country="US"/>
    </style:style>
    <style:style style:name="P248" style:parent-style-name="Standard" style:family="paragraph">
      <style:paragraph-properties fo:text-align="start" fo:text-indent="0.4916in"/>
    </style:style>
    <style:style style:name="T249" style:parent-style-name="DefaultParagraphFont" style:family="text">
      <style:text-properties style:font-name="Times New Roman" fo:font-size="12pt" style:font-size-asian="12pt" style:font-size-complex="12pt" fo:language="en" fo:country="US"/>
    </style:style>
    <style:style style:name="T250" style:parent-style-name="DefaultParagraphFont" style:family="text">
      <style:text-properties style:font-name="Times New Roman" fo:font-size="12pt" style:font-size-asian="12pt" style:font-size-complex="12pt" fo:background-color="#00FFFF" fo:language="en" fo:country="US"/>
    </style:style>
    <style:style style:name="T251" style:parent-style-name="DefaultParagraphFon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T256" style:parent-style-name="DefaultParagraphFont" style:family="text">
      <style:text-properties style:font-name="Times New Roman" fo:font-size="12pt" style:font-size-asian="12pt" style:font-size-complex="12pt" fo:language="en" fo:country="US"/>
    </style:style>
    <style:style style:name="T257" style:parent-style-name="DefaultParagraphFont" style:family="text">
      <style:text-properties fo:language="en" fo:country="US"/>
    </style:style>
    <style:style style:name="T258" style:parent-style-name="DefaultParagraphFont" style:family="text">
      <style:text-properties style:font-name="Times New Roman" fo:font-size="12pt" style:font-size-asian="12pt" style:font-size-complex="12pt" fo:language="en" fo:country="US"/>
    </style:style>
    <style:style style:name="T259" style:parent-style-name="DefaultParagraphFont" style:family="text">
      <style:text-properties style:font-name="Times New Roman" fo:font-size="12pt" style:font-size-asian="12pt" style:font-size-complex="12pt" fo:background-color="#00FFFF" fo:language="en" fo:country="US"/>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T262" style:parent-style-name="DefaultParagraphFont" style:family="text">
      <style:text-properties style:font-name="Times New Roman" fo:font-size="12pt" style:font-size-asian="12pt" style:font-size-complex="12pt" fo:background-color="#00FFFF" fo:language="en" fo:country="US"/>
    </style:style>
    <style:style style:name="T263" style:parent-style-name="DefaultParagraphFont" style:family="text">
      <style:text-properties style:font-name="Times New Roman" fo:font-size="12pt" style:font-size-asian="12pt" style:font-size-complex="12pt" fo:language="en" fo:country="US"/>
    </style:style>
    <style:style style:name="T264" style:parent-style-name="DefaultParagraphFon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Standard" style:family="paragraph">
      <style:paragraph-properties fo:text-align="start" fo:text-indent="0.4916in"/>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CommentText" style:family="paragraph">
      <style:paragraph-properties fo:text-align="start" fo:text-indent="0in"/>
    </style:style>
    <style:style style:name="T272" style:parent-style-name="DefaultParagraphFont" style:family="text">
      <style:text-properties fo:language="en" fo:country="US"/>
    </style:style>
    <style:style style:name="T273" style:parent-style-name="DefaultParagraphFont" style:family="text">
      <style:text-properties fo:background-color="#00FFFF" fo:language="en" fo:country="US"/>
    </style:style>
    <style:style style:name="T274" style:parent-style-name="DefaultParagraphFont" style:family="text">
      <style:text-properties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00FFFF"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P278" style:parent-style-name="Standard" style:family="paragraph">
      <style:paragraph-properties fo:text-align="start" fo:text-indent="0.4916in"/>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language="en" fo:country="US"/>
    </style:style>
    <style:style style:name="P281" style:parent-style-name="CommentText" style:family="paragraph">
      <style:paragraph-properties fo:text-align="start" fo:text-indent="0in"/>
    </style:style>
    <style:style style:name="T282" style:parent-style-name="DefaultParagraphFont" style:family="text">
      <style:text-properties style:font-name="Times New Roman" fo:font-size="12pt" style:font-size-asian="12pt" style:font-size-complex="12pt" fo:language="en" fo:country="US"/>
    </style:style>
    <style:style style:name="T283" style:parent-style-name="DefaultParagraphFont" style:family="text">
      <style:text-properties style:font-name="Times New Roman" fo:font-size="12pt" style:font-size-asian="12pt" style:font-size-complex="12pt" fo:background-color="#00FFFF"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FF"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T287" style:parent-style-name="DefaultParagraphFont" style:family="text">
      <style:text-properties style:font-name="Times New Roman" fo:font-size="12pt" style:font-size-asian="12pt" style:font-size-complex="12pt" fo:background-color="#00FFFF" fo:language="en" fo:country="US"/>
    </style:style>
    <style:style style:name="T288" style:parent-style-name="DefaultParagraphFont" style:family="text">
      <style:text-properties style:font-name="Times New Roman" fo:font-size="12pt" style:font-size-asian="12pt" style:font-size-complex="12pt" fo:language="en" fo:country="US"/>
    </style:style>
    <style:style style:name="T289" style:parent-style-name="DefaultParagraphFont" style:family="text">
      <style:text-properties style:font-name="Times New Roman" fo:font-size="12pt" style:font-size-asian="12pt" style:font-size-complex="12pt" fo:background-color="#00FFFF" fo:language="en" fo:country="US"/>
    </style:style>
    <style:style style:name="T290" style:parent-style-name="DefaultParagraphFont" style:family="text">
      <style:text-properties style:font-name="Times New Roman" fo:font-size="12pt" style:font-size-asian="12pt" style:font-size-complex="12pt" fo:language="en" fo:country="US"/>
    </style:style>
    <style:style style:name="T291" style:parent-style-name="DefaultParagraphFont" style:family="text">
      <style:text-properties style:font-name="Times New Roman" fo:font-size="12pt" style:font-size-asian="12pt" style:font-size-complex="12pt" fo:background-color="#00FFFF" fo:language="en" fo:country="US"/>
    </style:style>
    <style:style style:name="T292" style:parent-style-name="DefaultParagraphFont" style:family="text">
      <style:text-properties style:font-name="Times New Roman" fo:font-size="12pt" style:font-size-asian="12pt" style:font-size-complex="12pt" fo:language="en" fo:country="US"/>
    </style:style>
    <style:style style:name="P293" style:parent-style-name="Standard" style:family="paragraph">
      <style:paragraph-properties fo:text-align="start" fo:text-indent="0in"/>
      <style:text-properties fo:language="en" fo:country="US"/>
    </style:style>
    <style:style style:name="P294" style:parent-style-name="Standard" style:family="paragraph">
      <style:paragraph-properties fo:text-align="start" fo:text-indent="0.4916in"/>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background-color="#00FFFF"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P305" style:parent-style-name="CommentText" style:family="paragraph">
      <style:paragraph-properties fo:text-align="start" fo:text-indent="0in"/>
    </style:style>
    <style:style style:name="P306" style:parent-style-name="CommentText" style:family="paragraph">
      <style:paragraph-properties fo:text-align="start" fo:text-indent="0in"/>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P319" style:parent-style-name="CommentText" style:family="paragraph">
      <style:paragraph-properties fo:text-align="start" fo:text-indent="0in"/>
    </style:style>
    <style:style style:name="P320" style:parent-style-name="CommentText" style:family="paragraph">
      <style:paragraph-properties fo:text-align="start" fo:text-indent="0in"/>
    </style:style>
    <style:style style:name="P321" style:parent-style-name="CommentText" style:family="paragraph">
      <style:paragraph-properties fo:text-align="start" fo:text-indent="0in"/>
    </style:style>
    <style:style style:name="P322" style:parent-style-name="CommentText" style:family="paragraph">
      <style:paragraph-properties fo:text-align="start" fo:text-indent="0in"/>
    </style:style>
    <style:style style:name="T323" style:parent-style-name="DefaultParagraphFont" style:family="text">
      <style:text-properties style:font-name="Times New Roman" fo:font-size="12pt" style:font-size-asian="12pt" style:font-size-complex="12pt" fo:language="en" fo:country="US"/>
    </style:style>
    <style:style style:name="T324" style:parent-style-name="DefaultParagraphFont" style:family="text">
      <style:text-properties style:font-name="Times New Roman" fo:font-size="12pt" style:font-size-asian="12pt" style:font-size-complex="12pt" fo:language="en" fo:country="US"/>
    </style:style>
    <style:style style:name="P325" style:parent-style-name="CommentText" style:family="paragraph">
      <style:paragraph-properties fo:text-align="start" fo:text-indent="0in"/>
    </style:style>
    <style:style style:name="P326" style:parent-style-name="CommentText" style:family="paragraph">
      <style:paragraph-properties fo:text-align="start" fo:text-indent="0in"/>
    </style:style>
    <style:style style:name="T327" style:parent-style-name="Hyperlink" style:family="text">
      <style:text-properties fo:font-weight="bold" style:font-weight-asian="bold" style:font-weight-complex="bold" fo:language="da" fo:country="DK"/>
    </style:style>
    <style:style style:name="T328" style:parent-style-name="DefaultParagraphFont" style:family="text">
      <style:text-properties style:font-name="Times New Roman" fo:font-size="12pt" style:font-size-asian="12pt" style:font-size-complex="12pt" fo:language="en" fo:country="US"/>
    </style:style>
    <style:style style:name="P329" style:parent-style-name="Standard" style:family="paragraph">
      <style:paragraph-properties fo:text-align="start" fo:text-indent="0.4916in"/>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background-color="#00FFFF" fo:language="en" fo:country="US"/>
    </style:style>
    <style:style style:name="T332" style:parent-style-name="DefaultParagraphFont" style:family="text">
      <style:text-properties style:font-name="Times New Roman" fo:font-size="12pt" style:font-size-asian="12pt" style:font-size-complex="12pt" fo:language="en" fo:country="US"/>
    </style:style>
    <style:style style:name="P333" style:parent-style-name="Standard" style:family="paragraph">
      <style:paragraph-properties fo:text-align="start" fo:text-indent="0.4916in"/>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background-color="#FFFF00" fo:language="en" fo:country="US"/>
    </style:style>
    <style:style style:name="T336" style:parent-style-name="DefaultParagraphFont" style:family="text">
      <style:text-properties style:font-name="Times New Roman" fo:font-size="12pt" style:font-size-asian="12pt" style:font-size-complex="12pt" fo:language="en" fo:country="US"/>
    </style:style>
    <style:style style:name="T337" style:parent-style-name="DefaultParagraphFont" style:family="text">
      <style:text-properties style:font-name="Times New Roman" fo:font-size="12pt" style:font-size-asian="12pt" style:font-size-complex="12pt" fo:background-color="#00FFFF" fo:language="en" fo:country="US"/>
    </style:style>
    <style:style style:name="T338" style:parent-style-name="DefaultParagraphFont" style:family="text">
      <style:text-properties style:font-name="Times New Roman" fo:font-size="12pt" style:font-size-asian="12pt" style:font-size-complex="12pt" fo:language="en" fo:country="US"/>
    </style:style>
    <style:style style:name="T339" style:parent-style-name="DefaultParagraphFont" style:family="text">
      <style:text-properties style:font-name="Times New Roman" fo:font-size="12pt" style:font-size-asian="12pt" style:font-size-complex="12pt" fo:background-color="#00FF00"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T341" style:parent-style-name="DefaultParagraphFont" style:family="text">
      <style:text-properties style:font-name="Times New Roman" fo:font-size="12pt" style:font-size-asian="12pt" style:font-size-complex="12pt" fo:background-color="#00FFFF" fo:language="en" fo:country="US"/>
    </style:style>
    <style:style style:name="T342" style:parent-style-name="DefaultParagraphFont" style:family="text">
      <style:text-properties style:font-name="Times New Roman" fo:font-size="12pt" style:font-size-asian="12pt" style:font-size-complex="12pt" fo:language="en" fo:country="US"/>
    </style:style>
    <style:style style:name="P343" style:parent-style-name="Standard" style:family="paragraph">
      <style:paragraph-properties fo:text-align="start" fo:text-indent="0.4916in"/>
    </style:style>
    <style:style style:name="T344" style:parent-style-name="DefaultParagraphFont" style:family="text">
      <style:text-properties style:font-name="Times New Roman" fo:font-size="12pt" style:font-size-asian="12pt" style:font-size-complex="12pt" fo:language="en" fo:country="US"/>
    </style:style>
    <style:style style:name="T345" style:parent-style-name="DefaultParagraphFont" style:family="text">
      <style:text-properties style:font-name="Times New Roman" fo:font-size="12pt" style:font-size-asian="12pt" style:font-size-complex="12pt" fo:background-color="#00FFFF" fo:language="en" fo:country="US"/>
    </style:style>
    <style:style style:name="T346" style:parent-style-name="DefaultParagraphFont" style:family="text">
      <style:text-properties style:font-name="Times New Roman" fo:font-size="12pt" style:font-size-asian="12pt" style:font-size-complex="12pt" fo:language="en" fo:country="US"/>
    </style:style>
    <style:style style:name="P347" style:parent-style-name="Standard" style:family="paragraph">
      <style:paragraph-properties fo:text-align="start" fo:text-indent="0.4916in"/>
    </style:style>
    <style:style style:name="T348" style:parent-style-name="DefaultParagraphFont" style:family="text">
      <style:text-properties style:font-name="Times New Roman" fo:font-size="12pt" style:font-size-asian="12pt" style:font-size-complex="12pt" fo:language="en" fo:country="US"/>
    </style:style>
    <style:style style:name="T349" style:parent-style-name="DefaultParagraphFont" style:family="text">
      <style:text-properties style:font-name="Times New Roman" fo:font-size="12pt" style:font-size-asian="12pt" style:font-size-complex="12pt" fo:background-color="#00FFFF" fo:language="en" fo:country="US"/>
    </style:style>
    <style:style style:name="T350" style:parent-style-name="DefaultParagraphFont" style:family="text">
      <style:text-properties style:font-name="Times New Roman" fo:font-size="12pt" style:font-size-asian="12pt" style:font-size-complex="12pt" fo:language="en" fo:country="US"/>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Standard" style:family="paragraph">
      <style:paragraph-properties fo:text-align="start" fo:text-indent="0.4916in"/>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background-color="#00FFFF"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T356" style:parent-style-name="DefaultParagraphFont" style:family="text">
      <style:text-properties style:font-name="Times New Roman" fo:font-size="12pt" style:font-size-asian="12pt" style:font-size-complex="12pt" fo:language="en" fo:country="US"/>
    </style:style>
    <style:style style:name="T357" style:parent-style-name="DefaultParagraphFont" style:family="text">
      <style:text-properties style:font-name="Times New Roman"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CommentReference" style:family="text">
      <style:text-properties style:font-name="Times New Roman" fo:font-size="12pt" style:font-size-asian="12pt" style:font-size-complex="12pt"/>
    </style:style>
    <style:style style:name="T360" style:parent-style-name="DefaultParagraphFont" style:family="text">
      <style:text-properties style:font-name="Times New Roman" fo:font-size="12pt" style:font-size-asian="12pt" style:font-size-complex="12pt" fo:language="en" fo:country="US"/>
    </style:style>
    <style:style style:name="T361" style:parent-style-name="DefaultParagraphFont" style:family="text">
      <style:text-properties fo:language="en" fo:country="US"/>
    </style:style>
    <style:style style:name="T362" style:parent-style-name="DefaultParagraphFont" style:family="text">
      <style:text-properties style:font-name="Times New Roman" fo:font-size="12pt" style:font-size-asian="12pt" style:font-size-complex="12pt" fo:language="en" fo:country="US"/>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background-color="#00FFFF"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CommentText" style:family="paragraph">
      <style:paragraph-properties fo:text-align="start" fo:text-indent="0in"/>
    </style:style>
    <style:style style:name="T369" style:parent-style-name="CommentReference" style:family="text">
      <style:text-properties style:font-name="Times New Roman" fo:font-size="12pt" style:font-size-asian="12pt" style:font-size-complex="12pt"/>
    </style:style>
    <style:style style:name="T370" style:parent-style-name="DefaultParagraphFont" style:family="text">
      <style:text-properties style:font-name="Times New Roman" fo:font-size="12pt" style:font-size-asian="12pt" style:font-size-complex="12pt" fo:language="en" fo:country="US"/>
    </style:style>
    <style:style style:name="T371" style:parent-style-name="DefaultParagraphFont" style:family="text">
      <style:text-properties style:font-name="Times New Roman" fo:font-size="12pt" style:font-size-asian="12pt" style:font-size-complex="12pt" fo:language="en" fo:country="US"/>
    </style:style>
    <style:style style:name="P372" style:parent-style-name="Standard" style:family="paragraph">
      <style:paragraph-properties fo:text-align="start" fo:text-indent="0.4916in"/>
    </style:style>
    <style:style style:name="T373" style:parent-style-name="DefaultParagraphFont" style:family="text">
      <style:text-properties style:font-name="Times New Roman" fo:font-size="12pt" style:font-size-asian="12pt" style:font-size-complex="12pt" fo:language="en" fo:country="US"/>
    </style:style>
    <style:style style:name="T374" style:parent-style-name="DefaultParagraphFont" style:family="text">
      <style:text-properties style:font-name="Times New Roman" fo:font-size="12pt" style:font-size-asian="12pt" style:font-size-complex="12pt" fo:background-color="#00FFFF" fo:language="en" fo:country="US"/>
    </style:style>
    <style:style style:name="T375" style:parent-style-name="DefaultParagraphFont" style:family="text">
      <style:text-properties style:font-name="Times New Roman" fo:font-size="12pt" style:font-size-asian="12pt" style:font-size-complex="12pt" fo:language="en" fo:country="US"/>
    </style:style>
    <style:style style:name="T376" style:parent-style-name="DefaultParagraphFont" style:family="text">
      <style:text-properties style:font-name="Times New Roman" fo:font-size="12pt" style:font-size-asian="12pt" style:font-size-complex="12pt" fo:language="en" fo:country="US"/>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Standard" style:family="paragraph">
      <style:paragraph-properties fo:text-align="start" fo:text-indent="0.4916in"/>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background-color="#00FFFF" fo:language="en" fo:country="US"/>
    </style:style>
    <style:style style:name="T391" style:parent-style-name="DefaultParagraphFont" style:family="text">
      <style:text-properties style:font-name="Times New Roman" fo:font-size="12pt" style:font-size-asian="12pt" style:font-size-complex="12pt" fo:language="en" fo:country="US"/>
    </style:style>
    <style:style style:name="P39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9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94" style:parent-style-name="Standard" style:family="paragraph">
      <style:paragraph-properties fo:text-align="start" fo:text-indent="0.4916in"/>
    </style:style>
    <style:style style:name="T395" style:parent-style-name="DefaultParagraphFont" style:family="text">
      <style:text-properties style:font-name="Times New Roman" fo:font-size="12pt" style:font-size-asian="12pt" style:font-size-complex="12pt" fo:language="en" fo:country="US"/>
    </style:style>
    <style:style style:name="T396" style:parent-style-name="DefaultParagraphFont" style:family="text">
      <style:text-properties style:font-name="Times New Roman" fo:font-size="12pt" style:font-size-asian="12pt" style:font-size-complex="12pt" fo:background-color="#00FFFF"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P398"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399" style:parent-style-name="Standard" style:family="paragraph">
      <style:paragraph-properties fo:text-align="start" fo:text-indent="0.4916in"/>
    </style:style>
    <style:style style:name="T400" style:parent-style-name="DefaultParagraphFont" style:family="text">
      <style:text-properties style:font-name="Times New Roman" fo:font-size="12pt" style:font-size-asian="12pt" style:font-size-complex="12pt" fo:language="en" fo:country="US"/>
    </style:style>
    <style:style style:name="T401" style:parent-style-name="DefaultParagraphFont" style:family="text">
      <style:text-properties style:font-name="Times New Roman" fo:font-size="12pt" style:font-size-asian="12pt" style:font-size-complex="12pt" fo:background-color="#00FFFF" fo:language="en" fo:country="US"/>
    </style:style>
    <style:style style:name="T402" style:parent-style-name="DefaultParagraphFont" style:family="text">
      <style:text-properties style:font-name="Times New Roman" fo:font-size="12pt" style:font-size-asian="12pt" style:font-size-complex="12pt" fo:language="en" fo:country="US"/>
    </style:style>
    <style:style style:name="P403" style:parent-style-name="Normal" style:family="paragraph">
      <style:text-properties fo:language="en" fo:country="US"/>
    </style:style>
    <style:style style:name="P404" style:parent-style-name="Normal" style:family="paragraph">
      <style:paragraph-properties fo:margin-left="0.4909in">
        <style:tab-stops/>
      </style:paragraph-properties>
      <style:text-properties fo:font-weight="bold" style:font-weight-asian="bold" style:font-weight-complex="bold" fo:language="en" fo:country="US"/>
    </style:style>
    <style:style style:name="T405" style:parent-style-name="DefaultParagraphFont" style:family="text">
      <style:text-properties style:font-name="Times New Roman" fo:font-size="12pt" style:font-size-asian="12pt" style:font-size-complex="12pt" fo:language="en" fo:country="US"/>
    </style:style>
    <style:style style:name="T406" style:parent-style-name="DefaultParagraphFont" style:family="text">
      <style:text-properties style:font-name="Times New Roman" fo:font-size="12pt" style:font-size-asian="12pt" style:font-size-complex="12pt" fo:background-color="#FF00FF"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P4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9" style:parent-style-name="Standard" style:family="paragraph">
      <style:paragraph-properties fo:text-align="start" fo:text-indent="0.4916in"/>
    </style:style>
    <style:style style:name="T410" style:parent-style-name="DefaultParagraphFont" style:family="text">
      <style:text-properties style:font-name="Times New Roman" fo:font-size="12pt" style:font-size-asian="12pt" style:font-size-complex="12pt" fo:language="en" fo:country="US"/>
    </style:style>
    <style:style style:name="T411" style:parent-style-name="DefaultParagraphFont" style:family="text">
      <style:text-properties style:font-name="Times New Roman" fo:font-size="12pt" style:font-size-asian="12pt" style:font-size-complex="12pt" fo:background-color="#FF00FF" fo:language="en" fo:country="US"/>
    </style:style>
    <style:style style:name="T412" style:parent-style-name="DefaultParagraphFont" style:family="text">
      <style:text-properties style:font-name="Times New Roman" fo:font-size="12pt" style:font-size-asian="12pt" style:font-size-complex="12pt" fo:language="en" fo:country="US"/>
    </style:style>
    <style:style style:name="T413" style:parent-style-name="DefaultParagraphFont" style:family="text">
      <style:text-properties style:font-name="Times New Roman" fo:font-size="12pt" style:font-size-asian="12pt" style:font-size-complex="12pt" fo:language="en" fo:country="US"/>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T438" style:parent-style-name="DefaultParagraphFont" style:family="text">
      <style:text-properties style:font-name="Times New Roman" fo:font-size="12pt" style:font-size-asian="12pt" style:font-size-complex="12pt" fo:language="en" fo:country="US"/>
    </style:style>
    <style:style style:name="T439" style:parent-style-name="DefaultParagraphFont" style:family="text">
      <style:text-properties style:font-name="Times New Roman" fo:font-size="12pt" style:font-size-asian="12pt" style:font-size-complex="12pt" fo:language="en" fo:country="US"/>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T442" style:parent-style-name="Hyperlink" style:family="text">
      <style:text-properties fo:font-weight="bold" style:font-weight-asian="bold" style:font-weight-complex="bold" fo:language="da" fo:country="DK"/>
    </style:style>
    <style:style style:name="T443" style:parent-style-name="DefaultParagraphFont" style:family="text">
      <style:text-properties style:font-name="Times New Roman" fo:font-size="12pt" style:font-size-asian="12pt" style:font-size-complex="12pt" fo:language="en" fo:country="US"/>
    </style:style>
    <style:style style:name="P444" style:parent-style-name="Standard" style:family="paragraph">
      <style:paragraph-properties fo:text-align="start" fo:text-indent="0.4916in"/>
    </style:style>
    <style:style style:name="T445" style:parent-style-name="DefaultParagraphFont" style:family="text">
      <style:text-properties style:font-name="Times New Roman" fo:font-size="12pt" style:font-size-asian="12pt" style:font-size-complex="12pt" fo:language="en" fo:country="US"/>
    </style:style>
    <style:style style:name="T446" style:parent-style-name="DefaultParagraphFont" style:family="text">
      <style:text-properties style:font-name="Times New Roman" fo:font-size="12pt" style:font-size-asian="12pt" style:font-size-complex="12pt" fo:background-color="#FF00FF"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P448" style:parent-style-name="Standard" style:family="paragraph">
      <style:paragraph-properties fo:text-align="start" fo:text-indent="0.4916in"/>
    </style:style>
    <style:style style:name="T449" style:parent-style-name="DefaultParagraphFont" style:family="text">
      <style:text-properties style:font-name="Times New Roman" fo:font-size="12pt" style:font-size-asian="12pt" style:font-size-complex="12pt" fo:language="en" fo:country="US"/>
    </style:style>
    <style:style style:name="T450" style:parent-style-name="DefaultParagraphFont" style:family="text">
      <style:text-properties style:font-name="Times New Roman" fo:font-size="12pt" style:font-size-asian="12pt" style:font-size-complex="12pt" fo:background-color="#FF00FF" fo:language="en" fo:country="US"/>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T453" style:parent-style-name="DefaultParagraphFont" style:family="text">
      <style:text-properties style:font-name="Times New Roman" fo:font-size="12pt" style:font-size-asian="12pt" style:font-size-complex="12pt" fo:background-color="#FF00FF" fo:language="en" fo:country="US"/>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P456" style:parent-style-name="Standard" style:family="paragraph">
      <style:paragraph-properties fo:text-align="start" fo:text-indent="0.4916in"/>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ize="12pt" style:font-size-asian="12pt" style:font-size-complex="12pt" fo:background-color="#FF00FF"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CommentReference" style:family="text">
      <style:text-properties style:font-name="Times New Roman" fo:font-size="12pt" style:font-size-asian="12pt" style:font-size-complex="12pt"/>
    </style:style>
    <style:style style:name="T464" style:parent-style-name="DefaultParagraphFont" style:family="text">
      <style:text-properties style:font-name="Times New Roman" fo:font-size="12pt" style:font-size-asian="12pt" style:font-size-complex="12pt" fo:language="en" fo:country="US"/>
    </style:style>
    <style:style style:name="T465" style:parent-style-name="DefaultParagraphFont" style:family="text">
      <style:text-properties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ize="12pt" style:font-size-asian="12pt" style:font-size-complex="12pt" fo:background-color="#FF00FF" fo:language="en" fo:country="US"/>
    </style:style>
    <style:style style:name="T468" style:parent-style-name="DefaultParagraphFont" style:family="text">
      <style:text-properties style:font-name="Times New Roman" fo:font-size="12pt" style:font-size-asian="12pt" style:font-size-complex="12pt" fo:language="en" fo:country="US"/>
    </style:style>
    <style:style style:name="T469" style:parent-style-name="DefaultParagraphFont" style:family="text">
      <style:text-properties style:font-name="Times New Roman" fo:font-size="12pt" style:font-size-asian="12pt" style:font-size-complex="12pt" fo:language="en" fo:country="US"/>
    </style:style>
    <style:style style:name="T470" style:parent-style-name="DefaultParagraphFont" style:family="text">
      <style:text-properties style:font-name="Times New Roman" fo:font-size="12pt" style:font-size-asian="12pt" style:font-size-complex="12pt" fo:language="en" fo:country="US"/>
    </style:style>
    <style:style style:name="P471" style:parent-style-name="CommentText" style:family="paragraph">
      <style:paragraph-properties fo:text-align="start" fo:text-indent="0in"/>
    </style:style>
    <style:style style:name="T472" style:parent-style-name="CommentReference" style:family="text">
      <style:text-properties style:font-name="Times New Roman" fo:font-size="12pt" style:font-size-asian="12pt" style:font-size-complex="12pt"/>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language="en" fo:country="US"/>
    </style:style>
    <style:style style:name="T475" style:parent-style-name="DefaultParagraphFont" style:family="text">
      <style:text-properties style:font-name="Times New Roman" fo:font-size="12pt" style:font-size-asian="12pt" style:font-size-complex="12pt" fo:background-color="#FF00FF"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T477" style:parent-style-name="DefaultParagraphFont" style:family="text">
      <style:text-properties style:font-name="Times New Roman" fo:font-size="12pt" style:font-size-asian="12pt" style:font-size-complex="12pt" fo:language="en" fo:country="US"/>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language="en" fo:country="US"/>
    </style:style>
    <style:style style:name="P490" style:parent-style-name="CommentText" style:family="paragraph">
      <style:paragraph-properties fo:text-align="start" fo:text-indent="0in"/>
    </style:style>
    <style:style style:name="T491" style:parent-style-name="CommentReference" style:family="text">
      <style:text-properties style:font-name="Times New Roman" fo:font-size="12pt" style:font-size-asian="12pt" style:font-size-complex="12pt"/>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language="en" fo:country="US"/>
    </style:style>
    <style:style style:name="P494" style:parent-style-name="Standard" style:family="paragraph">
      <style:paragraph-properties fo:text-align="start" fo:text-indent="0.4916in"/>
    </style:style>
    <style:style style:name="T495" style:parent-style-name="DefaultParagraphFont" style:family="text">
      <style:text-properties style:font-name="Times New Roman" fo:font-size="12pt" style:font-size-asian="12pt" style:font-size-complex="12pt" fo:language="en" fo:country="US"/>
    </style:style>
    <style:style style:name="T496" style:parent-style-name="DefaultParagraphFont" style:family="text">
      <style:text-properties style:font-name="Times New Roman" fo:font-size="12pt" style:font-size-asian="12pt" style:font-size-complex="12pt" fo:background-color="#FF00FF" fo:language="en" fo:country="US"/>
    </style:style>
    <style:style style:name="T497" style:parent-style-name="DefaultParagraphFont" style:family="text">
      <style:text-properties style:font-name="Times New Roman" fo:font-size="12pt" style:font-size-asian="12pt" style:font-size-complex="12pt" fo:language="en" fo:country="US"/>
    </style:style>
    <style:style style:name="T498" style:parent-style-name="DefaultParagraphFont" style:family="text">
      <style:text-properties style:font-name="Times New Roman" fo:font-size="12pt" style:font-size-asian="12pt" style:font-size-complex="12pt" fo:language="en" fo:country="US"/>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P502" style:parent-style-name="CommentText" style:family="paragraph">
      <style:paragraph-properties fo:text-align="start" fo:text-indent="0in"/>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DefaultParagraphFont" style:family="text">
      <style:text-properties style:font-name="Times New Roman" fo:font-size="12pt" style:font-size-asian="12pt" style:font-size-complex="12pt"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background-color="#FF00FF"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Absatz-Standardschriftart" style:family="text">
      <style:text-properties style:font-name="Times New Roman" fo:font-size="12pt" style:font-size-asian="12pt" style:font-size-complex="12pt" fo:language="en" fo:country="US"/>
    </style:style>
    <style:style style:name="T514" style:parent-style-name="Absatz-Standardschriftart" style:family="text">
      <style:text-properties style:font-name="Times New Roman" fo:font-size="12pt" style:font-size-asian="12pt" style:font-size-complex="12pt" fo:background-color="#FF00FF" fo:language="en" fo:country="US"/>
    </style:style>
    <style:style style:name="T515" style:parent-style-name="Absatz-Standardschriftart" style:family="text">
      <style:text-properties style:font-name="Times New Roman" fo:font-size="12pt" style:font-size-asian="12pt" style:font-size-complex="12pt" fo:language="en" fo:country="US"/>
    </style:style>
    <style:style style:name="P516"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517" style:parent-style-name="Standard" style:family="paragraph">
      <style:paragraph-properties fo:text-align="start" fo:text-indent="0.4916in"/>
    </style:style>
    <style:style style:name="T518" style:parent-style-name="DefaultParagraphFont" style:family="text">
      <style:text-properties style:font-name="Times New Roman" fo:font-size="12pt" style:font-size-asian="12pt" style:font-size-complex="12pt" fo:language="en" fo:country="US"/>
    </style:style>
    <style:style style:name="T519" style:parent-style-name="DefaultParagraphFont" style:family="text">
      <style:text-properties style:font-name="Times New Roman" fo:font-size="12pt" style:font-size-asian="12pt" style:font-size-complex="12pt" fo:background-color="#FF00FF" fo:language="en" fo:country="US"/>
    </style:style>
    <style:style style:name="T520" style:parent-style-name="DefaultParagraphFont" style:family="text">
      <style:text-properties style:font-name="Times New Roman" fo:font-size="12pt" style:font-size-asian="12pt" style:font-size-complex="12pt" fo:language="en" fo:country="US"/>
    </style:style>
    <style:style style:name="P521" style:parent-style-name="Standard" style:family="paragraph">
      <style:paragraph-properties fo:text-align="start" fo:text-indent="0.4916in"/>
    </style:style>
    <style:style style:name="T522" style:parent-style-name="DefaultParagraphFont" style:family="text">
      <style:text-properties style:font-name="Times New Roman" fo:font-size="12pt" style:font-size-asian="12pt" style:font-size-complex="12pt" fo:language="en" fo:country="US"/>
    </style:style>
    <style:style style:name="T523" style:parent-style-name="DefaultParagraphFont" style:family="text">
      <style:text-properties style:font-name="Times New Roman" fo:font-size="12pt" style:font-size-asian="12pt" style:font-size-complex="12pt" fo:background-color="#FF00FF" fo:language="en" fo:country="US"/>
    </style:style>
    <style:style style:name="T524" style:parent-style-name="DefaultParagraphFont" style:family="text">
      <style:text-properties style:font-name="Times New Roman" fo:font-size="12pt" style:font-size-asian="12pt" style:font-size-complex="12pt" fo:language="en" fo:country="US"/>
    </style:style>
    <style:style style:name="T525" style:parent-style-name="DefaultParagraphFont" style:family="text">
      <style:text-properties style:font-name="Times New Roman" fo:font-size="12pt" style:font-size-asian="12pt" style:font-size-complex="12pt" fo:language="en" fo:country="US"/>
    </style:style>
    <style:style style:name="P526" style:parent-style-name="CommentText" style:family="paragraph">
      <style:paragraph-properties fo:text-align="start" fo:text-indent="0in"/>
    </style:style>
    <style:style style:name="T527" style:parent-style-name="DefaultParagraphFont" style:family="text">
      <style:text-properties style:font-name="Times New Roman" fo:font-size="12pt" style:font-size-asian="12pt" style:font-size-complex="12pt" fo:language="en" fo:country="US"/>
    </style:style>
    <style:style style:name="P528" style:parent-style-name="Standard" style:family="paragraph">
      <style:paragraph-properties fo:text-align="start" fo:text-indent="0.4916in"/>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background-color="#FF00FF"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P532" style:parent-style-name="Normal" style:family="paragraph">
      <style:text-properties fo:language="en" fo:country="US"/>
    </style:style>
    <style:style style:name="P533" style:parent-style-name="Normal" style:family="paragraph">
      <style:text-properties fo:font-weight="bold" style:font-weight-asian="bold" style:font-weight-complex="bold" fo:language="en" fo:country="US"/>
    </style:style>
    <style:style style:name="P534" style:parent-style-name="Standard" style:family="paragraph">
      <style:paragraph-properties fo:text-align="start" fo:text-indent="0.4916in"/>
    </style:style>
    <style:style style:name="T535" style:parent-style-name="DefaultParagraphFont" style:family="text">
      <style:text-properties style:font-name="Times New Roman" fo:font-size="12pt" style:font-size-asian="12pt" style:font-size-complex="12pt" fo:language="en" fo:country="US"/>
    </style:style>
    <style:style style:name="T536" style:parent-style-name="DefaultParagraphFont" style:family="text">
      <style:text-properties style:font-name="Times New Roman" fo:font-size="12pt" style:font-size-asian="12pt" style:font-size-complex="12pt" fo:background-color="#FFFF00" fo:language="en" fo:country="US"/>
    </style:style>
    <style:style style:name="T537" style:parent-style-name="DefaultParagraphFont" style:family="text">
      <style:text-properties style:font-name="Times New Roman" fo:font-size="12pt" style:font-size-asian="12pt" style:font-size-complex="12pt" fo:language="en" fo:country="US"/>
    </style:style>
    <style:style style:name="T538" style:parent-style-name="DefaultParagraphFont" style:family="text">
      <style:text-properties style:font-name="Times New Roman" fo:font-size="12pt" style:font-size-asian="12pt" style:font-size-complex="12pt" fo:background-color="#FFFF00" fo:language="en" fo:country="US"/>
    </style:style>
    <style:style style:name="T539" style:parent-style-name="DefaultParagraphFont" style:family="text">
      <style:text-properties style:font-name="Times New Roman" fo:font-size="12pt" style:font-size-asian="12pt" style:font-size-complex="12pt" fo:language="en" fo:country="US"/>
    </style:style>
    <style:style style:name="T54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41" style:parent-style-name="DefaultParagraphFont" style:family="text">
      <style:text-properties style:font-name="Times New Roman" fo:font-size="12pt" style:font-size-asian="12pt" style:font-size-complex="12pt" fo:language="en" fo:country="US"/>
    </style:style>
    <style:style style:name="T542"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T545" style:parent-style-name="Hyperlink" style:family="text">
      <style:text-properties fo:font-weight="bold" style:font-weight-asian="bold" style:font-weight-complex="bold" fo:language="da" fo:country="DK"/>
    </style:style>
    <style:style style:name="T546" style:parent-style-name="DefaultParagraphFont" style:family="text">
      <style:text-properties style:font-name="Times New Roman" fo:font-size="12pt" style:font-size-asian="12pt" style:font-size-complex="12pt" fo:language="en" fo:country="US"/>
    </style:style>
    <style:style style:name="P547"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8" style:parent-style-name="Standard" style:family="paragraph">
      <style:paragraph-properties fo:text-align="start" fo:text-indent="0.4916in"/>
    </style:style>
    <style:style style:name="T549" style:parent-style-name="DefaultParagraphFont" style:family="text">
      <style:text-properties style:font-name="Times New Roman" fo:font-size="12pt" style:font-size-asian="12pt" style:font-size-complex="12pt" fo:language="en" fo:country="US"/>
    </style:style>
    <style:style style:name="T550" style:parent-style-name="DefaultParagraphFont" style:family="text">
      <style:text-properties style:font-name="Times New Roman" fo:font-size="12pt" style:font-size-asian="12pt" style:font-size-complex="12pt" fo:language="en" fo:country="US"/>
    </style:style>
    <style:style style:name="P551" style:parent-style-name="CommentText" style:family="paragraph">
      <style:paragraph-properties fo:text-align="start" fo:text-indent="0in"/>
    </style:style>
    <style:style style:name="T552" style:parent-style-name="DefaultParagraphFont" style:family="text">
      <style:text-properties style:font-name="Times New Roman" fo:font-size="12pt" style:font-size-asian="12pt" style:font-size-complex="12pt" fo:language="en" fo:country="US"/>
    </style:style>
    <style:style style:name="T553" style:parent-style-name="DefaultParagraphFont" style:family="text">
      <style:text-properties style:font-name="Times New Roman" fo:font-size="12pt" style:font-size-asian="12pt" style:font-size-complex="12pt" fo:background-color="#FFFF00" fo:language="en" fo:country="US"/>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T558" style:parent-style-name="Hyperlink" style:family="text">
      <style:text-properties fo:font-weight="bold" style:font-weight-asian="bold" style:font-weight-complex="bold" fo:language="da" fo:country="DK"/>
    </style:style>
    <style:style style:name="T559" style:parent-style-name="DefaultParagraphFont" style:family="text">
      <style:text-properties style:font-name="Times New Roman" fo:font-size="12pt" style:font-size-asian="12pt" style:font-size-complex="12pt" fo:language="en" fo:country="US"/>
    </style:style>
    <style:style style:name="P560" style:parent-style-name="Standard" style:family="paragraph">
      <style:paragraph-properties fo:text-align="start" fo:text-indent="0.4916in"/>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ize="12pt" style:font-size-asian="12pt" style:font-size-complex="12pt" fo:background-color="#FFFF00"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T564" style:parent-style-name="DefaultParagraphFont" style:family="text">
      <style:text-properties style:font-name="Times New Roman" fo:font-size="12pt" style:font-size-asian="12pt" style:font-size-complex="12pt" fo:language="en" fo:country="US"/>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P567" style:parent-style-name="CommentText" style:family="paragraph">
      <style:paragraph-properties fo:text-align="start" fo:text-indent="0in"/>
    </style:style>
    <style:style style:name="P568" style:parent-style-name="CommentText" style:family="paragraph">
      <style:paragraph-properties fo:text-align="start" fo:text-indent="0in"/>
    </style:style>
    <style:style style:name="P569" style:parent-style-name="CommentText" style:family="paragraph">
      <style:paragraph-properties fo:text-align="start" fo:text-indent="0in"/>
    </style:style>
    <style:style style:name="P570" style:parent-style-name="CommentText" style:family="paragraph">
      <style:paragraph-properties fo:text-align="start" fo:text-indent="0in"/>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P584" style:parent-style-name="CommentText" style:family="paragraph">
      <style:paragraph-properties fo:text-align="start" fo:text-indent="0in"/>
    </style:style>
    <style:style style:name="P585" style:parent-style-name="CommentText" style:family="paragraph">
      <style:paragraph-properties fo:text-align="start" fo:text-indent="0in"/>
    </style:style>
    <style:style style:name="P586" style:parent-style-name="CommentText" style:family="paragraph">
      <style:paragraph-properties fo:text-align="start" fo:text-indent="0in"/>
    </style:style>
    <style:style style:name="P587" style:parent-style-name="CommentText" style:family="paragraph">
      <style:paragraph-properties fo:text-align="start" fo:text-indent="0in"/>
    </style:style>
    <style:style style:name="P588" style:parent-style-name="CommentText" style:family="paragraph">
      <style:paragraph-properties fo:text-align="start" fo:text-indent="0in"/>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style:font-name="Times New Roman" fo:font-size="12pt" style:font-size-asian="12pt" style:font-size-complex="12pt" fo:language="en" fo:country="US"/>
    </style:style>
    <style:style style:name="P591" style:parent-style-name="CommentText" style:family="paragraph">
      <style:paragraph-properties fo:text-align="start" fo:text-indent="0in"/>
    </style:style>
    <style:style style:name="P592" style:parent-style-name="CommentText" style:family="paragraph">
      <style:paragraph-properties fo:text-align="start" fo:text-indent="0in"/>
    </style:style>
    <style:style style:name="T593" style:parent-style-name="Hyperlink" style:family="text">
      <style:text-properties fo:font-weight="bold" style:font-weight-asian="bold" style:font-weight-complex="bold" fo:language="da" fo:country="DK"/>
    </style:style>
    <style:style style:name="T594" style:parent-style-name="DefaultParagraphFont" style:family="text">
      <style:text-properties style:font-name="Times New Roman" fo:font-size="12pt" style:font-size-asian="12pt" style:font-size-complex="12pt" fo:language="en" fo:country="US"/>
    </style:style>
    <style:style style:name="P595" style:parent-style-name="Standard" style:family="paragraph">
      <style:paragraph-properties fo:text-align="start" fo:text-indent="0.4916in"/>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T598" style:parent-style-name="DefaultParagraphFont" style:family="text">
      <style:text-properties style:font-name="Times New Roman" fo:font-size="12pt" style:font-size-asian="12pt" style:font-size-complex="12pt" fo:language="en" fo:country="US"/>
    </style:style>
    <style:style style:name="T599" style:parent-style-name="DefaultParagraphFont" style:family="text">
      <style:text-properties style:font-name="Times New Roman" fo:font-size="12pt" style:font-size-asian="12pt" style:font-size-complex="12pt" fo:background-color="#FFFF00" fo:language="en" fo:country="US"/>
    </style:style>
    <style:style style:name="T600" style:parent-style-name="DefaultParagraphFont" style:family="text">
      <style:text-properties style:font-name="Times New Roman" fo:font-size="12pt" style:font-size-asian="12pt" style:font-size-complex="12pt" fo:language="en" fo:country="US"/>
    </style:style>
    <style:style style:name="P601" style:parent-style-name="Standard" style:family="paragraph">
      <style:paragraph-properties fo:text-align="start" fo:text-indent="0.4916in"/>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background-color="#FFFF00" fo:language="en" fo:country="US"/>
    </style:style>
    <style:style style:name="T604" style:parent-style-name="DefaultParagraphFont" style:family="text">
      <style:text-properties style:font-name="Times New Roman" fo:font-size="12pt" style:font-size-asian="12pt" style:font-size-complex="12pt" fo:language="en" fo:country="US"/>
    </style:style>
    <style:style style:name="T605" style:parent-style-name="DefaultParagraphFont" style:family="text">
      <style:text-properties style:font-name="Times New Roman" fo:font-size="12pt" style:font-size-asian="12pt" style:font-size-complex="12pt" fo:background-color="#00FFFF" fo:language="en" fo:country="US"/>
    </style:style>
    <style:style style:name="T606" style:parent-style-name="DefaultParagraphFont" style:family="text">
      <style:text-properties style:font-name="Times New Roman" fo:font-size="12pt" style:font-size-asian="12pt" style:font-size-complex="12pt" fo:language="en" fo:country="US"/>
    </style:style>
    <style:style style:name="T607" style:parent-style-name="DefaultParagraphFont" style:family="text">
      <style:text-properties style:font-name="Times New Roman" fo:font-size="12pt" style:font-size-asian="12pt" style:font-size-complex="12pt" fo:background-color="#00FF00" fo:language="en" fo:country="US"/>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background-color="#FFFF00"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P611" style:parent-style-name="Standard" style:family="paragraph">
      <style:paragraph-properties fo:text-align="start" fo:text-indent="0.4916in"/>
    </style:style>
    <style:style style:name="T612" style:parent-style-name="DefaultParagraphFont" style:family="text">
      <style:text-properties style:font-name="Times New Roman" fo:font-size="12pt" style:font-size-asian="12pt" style:font-size-complex="12pt" fo:language="en" fo:country="US"/>
    </style:style>
    <style:style style:name="T613" style:parent-style-name="DefaultParagraphFont" style:family="text">
      <style:text-properties style:font-name="Times New Roman" fo:font-size="12pt" style:font-size-asian="12pt" style:font-size-complex="12pt" fo:background-color="#FFFF00" fo:language="en" fo:country="US"/>
    </style:style>
    <style:style style:name="T614" style:parent-style-name="DefaultParagraphFont" style:family="text">
      <style:text-properties style:font-name="Times New Roman" fo:font-size="12pt" style:font-size-asian="12pt" style:font-size-complex="12pt" fo:language="en" fo:country="US"/>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fo:language="en" fo:country="US"/>
    </style:style>
    <style:style style:name="T617" style:parent-style-name="DefaultParagraphFont" style:family="text">
      <style:text-properties style:font-name="Times New Roman" fo:font-size="12pt" style:font-size-asian="12pt" style:font-size-complex="12pt" fo:language="en" fo:country="US"/>
    </style:style>
    <style:style style:name="T618" style:parent-style-name="DefaultParagraphFont" style:family="text">
      <style:text-properties style:font-name="Times New Roman" fo:font-size="12pt" style:font-size-asian="12pt" style:font-size-complex="12pt" fo:background-color="#FFFF00"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T620" style:parent-style-name="DefaultParagraphFont" style:family="text">
      <style:text-properties style:font-name="Times New Roman" fo:font-size="12pt" style:font-size-asian="12pt" style:font-size-complex="12pt" fo:background-color="#FFFF00" fo:language="en" fo:country="US"/>
    </style:style>
    <style:style style:name="T621" style:parent-style-name="DefaultParagraphFont" style:family="text">
      <style:text-properties style:font-name="Times New Roman" fo:font-size="12pt" style:font-size-asian="12pt" style:font-size-complex="12pt" fo:language="en" fo:country="US"/>
    </style:style>
    <style:style style:name="T622" style:parent-style-name="DefaultParagraphFont" style:family="text">
      <style:text-properties style:font-name="Times New Roman" fo:font-size="12pt" style:font-size-asian="12pt" style:font-size-complex="12pt" fo:language="en" fo:country="US"/>
    </style:style>
    <style:style style:name="T623" style:parent-style-name="DefaultParagraphFont" style:family="text">
      <style:text-properties style:font-name="Times New Roman" fo:font-size="12pt" style:font-size-asian="12pt" style:font-size-complex="12pt" fo:language="en" fo:country="US"/>
    </style:style>
    <style:style style:name="P624" style:parent-style-name="Standard" style:family="paragraph">
      <style:paragraph-properties fo:text-align="start" fo:text-indent="0.4916in"/>
    </style:style>
    <style:style style:name="T625" style:parent-style-name="DefaultParagraphFont" style:family="text">
      <style:text-properties style:font-name="Times New Roman" fo:font-size="12pt" style:font-size-asian="12pt" style:font-size-complex="12pt" fo:language="en" fo:country="US"/>
    </style:style>
    <style:style style:name="T626" style:parent-style-name="DefaultParagraphFont" style:family="text">
      <style:text-properties style:font-name="Times New Roman" fo:font-size="12pt" style:font-size-asian="12pt" style:font-size-complex="12pt" fo:background-color="#FFFF00" fo:language="en" fo:country="US"/>
    </style:style>
    <style:style style:name="T627" style:parent-style-name="DefaultParagraphFont" style:family="text">
      <style:text-properties style:font-name="Times New Roman" fo:font-size="12pt" style:font-size-asian="12pt" style:font-size-complex="12pt" fo:language="en" fo:country="US"/>
    </style:style>
    <style:style style:name="T628" style:parent-style-name="DefaultParagraphFont" style:family="text">
      <style:text-properties style:font-name="Times New Roman" fo:font-size="12pt" style:font-size-asian="12pt" style:font-size-complex="12pt" fo:language="en" fo:country="US"/>
    </style:style>
    <style:style style:name="T629" style:parent-style-name="DefaultParagraphFont" style:family="text">
      <style:text-properties style:font-name="Times New Roman"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CommentReference" style:family="text">
      <style:text-properties style:font-name="Times New Roman" fo:font-size="12pt" style:font-size-asian="12pt" style:font-size-complex="12pt"/>
    </style:style>
    <style:style style:name="T632" style:parent-style-name="DefaultParagraphFont" style:family="text">
      <style:text-properties style:font-name="Times New Roman" fo:font-size="12pt" style:font-size-asian="12pt" style:font-size-complex="12pt" fo:language="en" fo:country="US"/>
    </style:style>
    <style:style style:name="P633" style:parent-style-name="Standard" style:family="paragraph">
      <style:paragraph-properties fo:text-align="start" fo:text-indent="0in"/>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fo:font-size="12pt" style:font-size-asian="12pt" style:font-size-complex="12pt" fo:background-color="#FFFF00" fo:language="en" fo:country="US"/>
    </style:style>
    <style:style style:name="T636" style:parent-style-name="DefaultParagraphFont" style:family="text">
      <style:text-properties style:font-name="Times New Roman" fo:font-size="12pt" style:font-size-asian="12pt" style:font-size-complex="12pt" fo:language="en" fo:country="US"/>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language="en" fo:country="US"/>
    </style:style>
    <style:style style:name="P639" style:parent-style-name="CommentText" style:family="paragraph">
      <style:paragraph-properties fo:text-align="start" fo:text-indent="0in"/>
    </style:style>
    <style:style style:name="T640" style:parent-style-name="CommentReference" style:family="text">
      <style:text-properties style:font-name="Times New Roman" fo:font-size="12pt" style:font-size-asian="12pt" style:font-size-complex="12pt"/>
    </style:style>
    <style:style style:name="T641" style:parent-style-name="DefaultParagraphFont" style:family="text">
      <style:text-properties style:font-name="Times New Roman" fo:font-size="12pt" style:font-size-asian="12pt" style:font-size-complex="12pt" fo:language="en" fo:country="US"/>
    </style:style>
    <style:style style:name="T642" style:parent-style-name="DefaultParagraphFont" style:family="text">
      <style:text-properties style:font-name="Times New Roman" fo:font-size="12pt" style:font-size-asian="12pt" style:font-size-complex="12pt" fo:language="en" fo:country="US"/>
    </style:style>
    <style:style style:name="T643" style:parent-style-name="DefaultParagraphFont" style:family="text">
      <style:text-properties style:font-name="Times New Roman" fo:font-size="12pt" style:font-size-asian="12pt" style:font-size-complex="12pt" fo:background-color="#FFFF00" fo:language="en" fo:country="US"/>
    </style:style>
    <style:style style:name="T644" style:parent-style-name="DefaultParagraphFont" style:family="text">
      <style:text-properties style:font-name="Times New Roman" fo:font-size="12pt" style:font-size-asian="12pt" style:font-size-complex="12pt" fo:language="en" fo:country="US"/>
    </style:style>
    <style:style style:name="T645" style:parent-style-name="DefaultParagraphFont" style:family="text">
      <style:text-properties style:font-name="Times New Roman" fo:font-size="12pt" style:font-size-asian="12pt" style:font-size-complex="12pt" fo:language="en" fo:country="US"/>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P651" style:parent-style-name="CommentText" style:family="paragraph">
      <style:paragraph-properties fo:text-align="start" fo:text-indent="0in"/>
    </style:style>
    <style:style style:name="P652" style:parent-style-name="CommentText" style:family="paragraph">
      <style:paragraph-properties fo:text-align="start" fo:text-indent="0in"/>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T655" style:parent-style-name="DefaultParagraphFont" style:family="text">
      <style:text-properties style:font-name="Times New Roman" fo:font-size="12pt" style:font-size-asian="12pt" style:font-size-complex="12pt" fo:language="en" fo:country="US"/>
    </style:style>
    <style:style style:name="T656" style:parent-style-name="DefaultParagraphFont" style:family="text">
      <style:text-properties style:font-name="Times New Roman" fo:font-size="12pt" style:font-size-asian="12pt" style:font-size-complex="12pt" fo:language="en" fo:country="US"/>
    </style:style>
    <style:style style:name="T657" style:parent-style-name="DefaultParagraphFont" style:family="text">
      <style:text-properties style:font-name="Times New Roman" fo:font-size="12pt" style:font-size-asian="12pt" style:font-size-complex="12pt" fo:language="en" fo:country="US"/>
    </style:style>
    <style:style style:name="P658" style:parent-style-name="CommentText" style:family="paragraph">
      <style:paragraph-properties fo:text-align="start" fo:text-indent="0in"/>
    </style:style>
    <style:style style:name="T659" style:parent-style-name="CommentReference" style:family="text">
      <style:text-properties style:font-name="Times New Roman" fo:font-size="12pt" style:font-size-asian="12pt" style:font-size-complex="12pt"/>
    </style:style>
    <style:style style:name="T660" style:parent-style-name="DefaultParagraphFont" style:family="text">
      <style:text-properties style:font-name="Times New Roman" fo:font-size="12pt" style:font-size-asian="12pt" style:font-size-complex="12pt" fo:language="en" fo:country="US"/>
    </style:style>
    <style:style style:name="T661" style:parent-style-name="DefaultParagraphFont" style:family="text">
      <style:text-properties style:font-name="Times New Roman" fo:font-size="12pt" style:font-size-asian="12pt" style:font-size-complex="12pt" fo:language="en" fo:country="US"/>
    </style:style>
    <style:style style:name="P662" style:parent-style-name="Standard" style:family="paragraph">
      <style:paragraph-properties fo:text-align="start" fo:text-indent="0.4916in"/>
    </style:style>
    <style:style style:name="T663" style:parent-style-name="DefaultParagraphFont" style:family="text">
      <style:text-properties style:font-name="Times New Roman" fo:font-size="12pt" style:font-size-asian="12pt" style:font-size-complex="12pt" fo:language="en" fo:country="US"/>
    </style:style>
    <style:style style:name="T664" style:parent-style-name="DefaultParagraphFont" style:family="text">
      <style:text-properties style:font-name="Times New Roman" fo:font-size="12pt" style:font-size-asian="12pt" style:font-size-complex="12pt" fo:background-color="#FFFF00" fo:language="en" fo:country="US"/>
    </style:style>
    <style:style style:name="T665" style:parent-style-name="DefaultParagraphFont" style:family="text">
      <style:text-properties style:font-name="Times New Roman" fo:font-size="12pt" style:font-size-asian="12pt" style:font-size-complex="12pt" fo:language="en" fo:country="US"/>
    </style:style>
    <style:style style:name="T666" style:parent-style-name="DefaultParagraphFont" style:family="text">
      <style:text-properties style:font-name="Times New Roman"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T677" style:parent-style-name="DefaultParagraphFont" style:family="text">
      <style:text-properties style:font-name="Times New Roman" fo:font-size="12pt" style:font-size-asian="12pt" style:font-size-complex="12pt" fo:language="en" fo:country="US"/>
    </style:style>
    <style:style style:name="P678" style:parent-style-name="Standard" style:family="paragraph">
      <style:paragraph-properties fo:text-align="start" fo:text-indent="0.4916in"/>
    </style:style>
    <style:style style:name="T679" style:parent-style-name="DefaultParagraphFont" style:family="text">
      <style:text-properties style:font-name="Times New Roman" fo:font-size="12pt" style:font-size-asian="12pt" style:font-size-complex="12pt" fo:language="en" fo:country="US"/>
    </style:style>
    <style:style style:name="T680" style:parent-style-name="DefaultParagraphFont" style:family="text">
      <style:text-properties style:font-name="Times New Roman" fo:font-size="12pt" style:font-size-asian="12pt" style:font-size-complex="12pt" fo:background-color="#FFFF00" fo:language="en" fo:country="US"/>
    </style:style>
    <style:style style:name="T681" style:parent-style-name="DefaultParagraphFont" style:family="text">
      <style:text-properties style:font-name="Times New Roman" fo:font-size="12pt" style:font-size-asian="12pt" style:font-size-complex="12pt" fo:language="en" fo:country="US"/>
    </style:style>
    <style:style style:name="P682" style:parent-style-name="Standard" style:family="paragraph">
      <style:paragraph-properties fo:text-align="start" fo:text-indent="0.4916in"/>
      <style:text-properties fo:language="en" fo:country="US"/>
    </style:style>
    <style:style style:name="T683" style:parent-style-name="DefaultParagraphFont" style:family="text">
      <style:text-properties style:font-name="Times New Roman" fo:font-size="12pt" style:font-size-asian="12pt" style:font-size-complex="12pt" fo:language="en" fo:country="US"/>
    </style:style>
    <style:style style:name="T684" style:parent-style-name="DefaultParagraphFont" style:family="text">
      <style:text-properties style:font-name="Times New Roman" fo:font-size="12pt" style:font-size-asian="12pt" style:font-size-complex="12pt" fo:background-color="#FFFF00" fo:language="en" fo:country="US"/>
    </style:style>
    <style:style style:name="T685" style:parent-style-name="DefaultParagraphFont" style:family="text">
      <style:text-properties style:font-name="Times New Roman" fo:font-size="12pt" style:font-size-asian="12pt" style:font-size-complex="12pt" fo:language="en" fo:country="US"/>
    </style:style>
    <style:style style:name="P686" style:parent-style-name="Standard" style:family="paragraph">
      <style:paragraph-properties fo:text-align="start" fo:text-indent="0.4916in"/>
    </style:style>
    <style:style style:name="T687" style:parent-style-name="DefaultParagraphFont" style:family="text">
      <style:text-properties style:font-name="Times New Roman" fo:font-size="12pt" style:font-size-asian="12pt" style:font-size-complex="12pt" fo:language="en" fo:country="US"/>
    </style:style>
    <style:style style:name="T688" style:parent-style-name="DefaultParagraphFont" style:family="text">
      <style:text-properties style:font-name="Times New Roman" fo:font-size="12pt" style:font-size-asian="12pt" style:font-size-complex="12pt" fo:background-color="#FFFF00" fo:language="en" fo:country="US"/>
    </style:style>
    <style:style style:name="T689" style:parent-style-name="DefaultParagraphFont" style:family="text">
      <style:text-properties style:font-name="Times New Roman" fo:font-size="12pt" style:font-size-asian="12pt" style:font-size-complex="12pt" fo:language="en" fo:country="US"/>
    </style:style>
    <style:style style:name="P690" style:parent-style-name="Standard" style:family="paragraph">
      <style:paragraph-properties fo:text-align="start" fo:text-indent="0.4916in"/>
    </style:style>
    <style:style style:name="T691" style:parent-style-name="DefaultParagraphFont" style:family="text">
      <style:text-properties style:font-name="Times New Roman" fo:font-size="12pt" style:font-size-asian="12pt" style:font-size-complex="12pt" fo:language="en" fo:country="US"/>
    </style:style>
    <style:style style:name="P692" style:parent-style-name="Standard" style:family="paragraph">
      <style:paragraph-properties fo:text-align="start" fo:text-indent="0.4916in"/>
    </style:style>
    <style:style style:name="T693" style:parent-style-name="DefaultParagraphFont" style:family="text">
      <style:text-properties style:font-name="Times New Roman" fo:font-size="12pt" style:font-size-asian="12pt" style:font-size-complex="12pt" fo:language="en" fo:country="US"/>
    </style:style>
    <style:style style:name="T694" style:parent-style-name="DefaultParagraphFont" style:family="text">
      <style:text-properties style:font-name="Times New Roman" fo:font-size="12pt" style:font-size-asian="12pt" style:font-size-complex="12pt" fo:background-color="#FFFF00" fo:language="en" fo:country="US"/>
    </style:style>
    <style:style style:name="T695" style:parent-style-name="DefaultParagraphFont" style:family="text">
      <style:text-properties style:font-name="Times New Roman" fo:font-size="12pt" style:font-size-asian="12pt" style:font-size-complex="12pt" fo:language="en" fo:country="US"/>
    </style:style>
    <style:style style:name="P696" style:parent-style-name="Standard" style:family="paragraph">
      <style:paragraph-properties fo:text-align="start" fo:text-indent="0.4916in"/>
    </style:style>
    <style:style style:name="T697" style:parent-style-name="Absatz-Standardschriftart" style:family="text">
      <style:text-properties style:font-name="Times New Roman" fo:font-size="12pt" style:font-size-asian="12pt" style:font-size-complex="12pt" fo:language="en" fo:country="US"/>
    </style:style>
    <style:style style:name="T698" style:parent-style-name="Absatz-Standardschriftart" style:family="text">
      <style:text-properties style:font-name="Times New Roman" fo:font-size="12pt" style:font-size-asian="12pt" style:font-size-complex="12pt" fo:background-color="#FFFF00" fo:language="en" fo:country="US"/>
    </style:style>
    <style:style style:name="T699" style:parent-style-name="Absatz-Standardschriftart" style:family="text">
      <style:text-properties style:font-name="Times New Roman" fo:font-size="12pt" style:font-size-asian="12pt" style:font-size-complex="12pt" fo:language="en" fo:country="US"/>
    </style:style>
    <style:style style:name="T700" style:parent-style-name="Absatz-Standardschriftart" style:family="text">
      <style:text-properties style:font-name="Times New Roman" fo:font-size="12pt" style:font-size-asian="12pt" style:font-size-complex="12pt" fo:background-color="#FFFF00" fo:language="en" fo:country="US"/>
    </style:style>
    <style:style style:name="T701" style:parent-style-name="Absatz-Standardschriftart" style:family="text">
      <style:text-properties style:font-name="Times New Roman" fo:font-size="12pt" style:font-size-asian="12pt" style:font-size-complex="12pt" fo:language="en" fo:country="US"/>
    </style:style>
    <style:style style:name="T702" style:parent-style-name="Absatz-Standardschriftart" style:family="text">
      <style:text-properties style:font-name="Times New Roman" fo:font-size="12pt" style:font-size-asian="12pt" style:font-size-complex="12pt" fo:background-color="#FFFF00" fo:language="en" fo:country="US"/>
    </style:style>
    <style:style style:name="T703" style:parent-style-name="Absatz-Standardschriftart" style:family="text">
      <style:text-properties style:font-name="Times New Roman" fo:font-size="12pt" style:font-size-asian="12pt" style:font-size-complex="12pt" fo:language="en" fo:country="US"/>
    </style:style>
    <style:style style:name="T704" style:parent-style-name="Absatz-Standardschriftart" style:family="text">
      <style:text-properties style:font-name="Times New Roman" fo:font-size="12pt" style:font-size-asian="12pt" style:font-size-complex="12pt" fo:background-color="#FFFF00" fo:language="en" fo:country="US"/>
    </style:style>
    <style:style style:name="T705" style:parent-style-name="Absatz-Standardschriftart" style:family="text">
      <style:text-properties style:font-name="Times New Roman" fo:font-size="12pt" style:font-size-asian="12pt" style:font-size-complex="12pt" fo:language="en" fo:country="US"/>
    </style:style>
    <style:style style:name="P706" style:parent-style-name="Standard" style:family="paragraph">
      <style:paragraph-properties fo:text-align="start" fo:text-indent="0in"/>
      <style:text-properties fo:font-weight="bold" style:font-weight-asian="bold" style:font-weight-complex="bold" fo:language="en" fo:country="US"/>
    </style:style>
  </office:automatic-styles>
  <office:body>
    <office:text text:use-soft-page-breaks="true">
      <text:p text:style-name="P1"><text:span text:style-name="T2">Delta frequency (0.5-3 Hz) is typically absent during the waking state of healthy adults and is associated with deep sleep (</text:span><text:span text:style-name="T3"><office:annotation><dc:creator>Janka Hauffe</dc:creator><dc:date>2024-11-30T22:19:00</dc:date><meta:creator-initials>Janka Hau</meta:creator-initials><text:p text:style-name="P4">Other literature</text:p></office:annotation></text:span><text:span text:style-name="T5">Schandry, 2016).</text:span></text:p>
      <text:p text:style-name="P6"><text:span text:style-name="T7">Beta frequency<text:s/></text:span><text:span text:style-name="T8"><office:annotation office:name="1" xml:id="823158098"><dc:creator>Janka Hauffe</dc:creator><dc:date>2025-01-31T11:10:00</dc:date><meta:creator-initials>JH</meta:creator-initials><text:p text:style-name="P9"><text:span text:style-name="T10">The predominant approach in the literature focuses on the analysis of broad frequency bands in the EEG power spectrum, from slow bands, delta (</text:span>δ<text:span text:style-name="T11">:0.1–&lt;4 Hz) and theta (</text:span>θ<text:span text:style-name="T12">:4–&lt;8 Hz), to faster bands, alpha (</text:span>α<text:span text:style-name="T13">: 8–13 Hz), beta (</text:span>β<text:span text:style-name="T14">:14–30 Hz), and gamma (</text:span>γ<text:span text:style-name="T15">: &gt;30–80 H) (Babiloni, et al., 2020).<text:s/></text:span><text:span text:style-name="T16"><text:line-break/></text:span><text:span text:style-name="T17">Perez, Duque, Hidalgo &amp; Salvador, 2024:<text:s/></text:span><text:a xlink:href="https://doi.org/10.1016/j.biopsycho.2024.108823" office:target-frame-name="_top" xlink:show="replace"><text:span text:style-name="T18">https://doi.org/10.1016/j.biopsycho.2024.108823</text:span></text:a></text:p></office:annotation><office:annotation office:name="2" xml:id="228579182"><dc:creator>Janka Hauffe</dc:creator><dc:date>2025-01-31T11:12:00</dc:date><meta:creator-initials>JH</meta:creator-initials><text:p text:style-name="P19"><text:span text:style-name="T20">These rhythms are replaced by fast oscillations in the range of beta (14–30 Hz).</text:span><text:span text:style-name="T21"><text:line-break/></text:span>[14] Steriade M (2003) The corticothalamic system in sleep.</text:p><text:p text:style-name="P22">Front Biosci 8, d878-d899.</text:p><text:p text:style-name="P23">[15] Steriade M, Contreras D, Amzica F, Timofeev I (1996) Syn-</text:p><text:p text:style-name="P24">chronization of fast (30-40Hz) spontaneous oscillations in</text:p><text:p text:style-name="P25">intrathalamic and thalamocortical networks. J Neurosci 6,</text:p><text:p text:style-name="P26">2788-2808</text:p><text:p text:style-name="P27"><text:span text:style-name="T28">Babiloni et al. (2011):<text:s/></text:span><text:a xlink:href="https://doi.org/10.3233/JAD-2011-0051" office:target-frame-name="_top" xlink:show="replace"><text:span text:style-name="T29">https://doi.org/10.3233/JAD-2011-0051</text:span></text:a></text:p></office:annotation>(14-30 Hz)<text:s/></text:span><text:span text:style-name="CommentReference"><office:annotation-end office:name="1"/></text:span><text:span text:style-name="CommentReference"><office:annotation-end office:name="2"/></text:span><text:span text:style-name="T30">is typically present when individuals are awake and mentally or physically active, or under psychological stress (</text:span><text:span text:style-name="T31"><office:annotation><dc:creator>Janka Hauffe</dc:creator><dc:date>2024-11-30T22:18:00</dc:date><meta:creator-initials>Janka Hau</meta:creator-initials><text:p text:style-name="P32">Different reference</text:p></office:annotation></text:span><text:span text:style-name="T33">Schandry et al., 2016).</text:span></text:p>
      <text:p text:style-name="P34"/>
      <text:p text:style-name="P35"><text:span text:style-name="T36">Delta frequency (0.5-3 Hz) (</text:span><text:span text:style-name="T37"><office:annotation office:name="4" xml:id="877060999"><dc:creator>Janka Hauffe</dc:creator><dc:date>2025-02-23T15:27:00</dc:date><meta:creator-initials>JH</meta:creator-initials><text:p text:style-name="P38">@article{bachman2018independent, title={Independent contributions of theta and delta time-frequency activity to the visual oddball P3b}, author={Bachman, Matthew D and Bernat, Edward M}, journal={International Journal of Psychophysiology}, volume={128}, pages={70--80}, year={2018}, publisher={Elsevier} }<text:s/></text:p></office:annotation><office:annotation office:name="5" xml:id="1108766788"><dc:creator>Janka Hauffe</dc:creator><dc:date>2025-02-23T15:28:00</dc:date><meta:creator-initials>JH</meta:creator-initials><text:p text:style-name="P39"><text:a xlink:href="https://doi.org/10.1016/j.ijpsycho.2018.03.010" office:target-frame-name="_top" xlink:show="replace"><text:span text:style-name="Hyperlink">https://doi.org/10.1016/j.ijpsycho.2018.03.010</text:span></text:a></text:p></office:annotation>Bachman &amp; Bernat</text:span><text:span text:style-name="CommentReference"><office:annotation-end office:name="4"/></text:span><text:span text:style-name="CommentReference"><office:annotation-end office:name="5"/></text:span><text:span text:style-name="T40">, 2018;<text:s/></text:span><text:span text:style-name="T41"><office:annotation office:name="6" xml:id="1887338025"><dc:creator>Janka Hauffe</dc:creator><dc:date>2025-02-23T15:31:00</dc:date><meta:creator-initials>JH</meta:creator-initials><text:p text:style-name="P42">@article{gunasekaran2023characterizing, title={Characterizing endogenous delta oscillations in human MEG}, author={Gunasekaran, Harish and Azizi, Leila and van Wassenhove, Virginie and Herbst, Sophie K}, journal={Scientific Reports}, volume={13}, number={1}, pages={11031}, year={2023}, publisher={Nature Publishing Group UK London} }<text:s/></text:p></office:annotation><office:annotation office:name="7" xml:id="2140138276"><dc:creator>Janka Hauffe</dc:creator><dc:date>2025-02-23T15:31:00</dc:date><meta:creator-initials>JH</meta:creator-initials><text:p text:style-name="P43">https://doi.org/10.1038/s41598-023-37514-1<text:s/></text:p></office:annotation>Gunasekaran, Azizi, Van Wassenhove &amp; Herbst,<text:s/></text:span><text:span text:style-name="CommentReference"><office:annotation-end office:name="6"/></text:span><text:span text:style-name="CommentReference"><office:annotation-end office:name="7"/></text:span><text:span text:style-name="T44">2023;<text:s/></text:span><text:span text:style-name="T45"><office:annotation office:name="8" xml:id="925364221"><dc:creator>Janka Hauffe</dc:creator><dc:date>2025-02-23T15:24:00</dc:date><meta:creator-initials>JH</meta:creator-initials><text:p text:style-name="P46">@article{uchida1992beta, title={Beta (20--28 Hz) and delta (0.3--3 Hz) EEGs oscillate reciprocally across NREM and REM sleep}, author={Uchida, Sunao and Maloney, Tom and Feinberg, Irwin}, journal={Sleep}, volume={15}, number={4}, pages={352--358}, year={1992}, publisher={Oxford University Press} }<text:s/></text:p></office:annotation><office:annotation office:name="9" xml:id="1197167199"><dc:creator>Janka Hauffe</dc:creator><dc:date>2025-02-23T15:24:00</dc:date><meta:creator-initials>JH</meta:creator-initials><text:p text:style-name="P47"><text:a xlink:href="https://doi.org/10.1093/sleep/15.4.352" office:target-frame-name="_top" xlink:show="replace"><text:span text:style-name="Hyperlink">https://doi.org/10.1093/sleep/15.4.352</text:span></text:a></text:p></office:annotation>Uchida, Maloney &amp; Feinberg</text:span><text:span text:style-name="CommentReference"><office:annotation-end office:name="8"/></text:span><text:span text:style-name="CommentReference"><office:annotation-end office:name="9"/></text:span><text:span text:style-name="T48">, 1992)</text:span></text:p>
      <text:p text:style-name="P49"><text:span text:style-name="T50">Beta frequency (14-30 Hz)</text:span><text:span text:style-name="T51"><text:s/>(</text:span><text:span text:style-name="T52"><office:annotation office:name="10" xml:id="1501962487"><dc:creator>Janka Hauffe</dc:creator><dc:date>2025-02-23T15:07:00</dc:date><meta:creator-initials>JH</meta:creator-initials><text:p text:style-name="P53">@article{brovelli2004beta, title={Beta oscillations in a large-scale sensorimotor cortical network: directional influences revealed by Granger causality}, author={Brovelli, Andrea and Ding, Mingzhou and Ledberg, Anders and Chen, Yonghong and Nakamura, Richard and Bressler, Steven L}, journal={Proceedings of the National Academy of Sciences}, volume={101}, number={26}, pages={9849--9854}, year={2004}, publisher={National Academy of Sciences} }<text:s/></text:p></office:annotation><office:annotation office:name="11" xml:id="2121584274"><dc:creator>Janka Hauffe</dc:creator><dc:date>2025-02-23T15:08:00</dc:date><meta:creator-initials>JH</meta:creator-initials><text:p text:style-name="P54"><text:a xlink:href="https://doi.org/10.1073/pnas.0308538101" office:target-frame-name="_top" xlink:show="replace"><text:span text:style-name="Hyperlink">https://doi.org/10.1073/pnas.0308538101</text:span></text:a></text:p></office:annotation>Brovelli, Ding, Ledberg, Chen, Nakamura &amp; Bressler; 2004</text:span><text:span text:style-name="CommentReference"><office:annotation-end office:name="10"/></text:span><text:span text:style-name="CommentReference"><office:annotation-end office:name="11"/></text:span><text:span text:style-name="T55">;<text:s/></text:span><text:span text:style-name="T56"><office:annotation office:name="12" xml:id="1141713989"><dc:creator>Janka Hauffe</dc:creator><dc:date>2025-02-23T15:09:00</dc:date><meta:creator-initials>JH</meta:creator-initials><text:p text:style-name="P57">@article{liang2020time, title={Time-frequency maximal information coefficient method and its application to functional corticomuscular coupling}, author={Liang, Tie and Zhang, Qingyu and Liu, Xiaoguang and Lou, Cunguang and Liu, Xiuling and Wang, Hongrui}, journal={IEEE Transactions on Neural Systems and Rehabilitation Engineering}, volume={28}, number={11}, pages={2515--2524}, year={2020}, publisher={IEEE} }<text:s/></text:p></office:annotation><office:annotation office:name="13" xml:id="2063292377"><dc:creator>Janka Hauffe</dc:creator><dc:date>2025-02-23T15:10:00</dc:date><meta:creator-initials>JH</meta:creator-initials><text:p text:style-name="P58"><text:a xlink:href="https://doi.org/10.1109/TNSRE.2020.3028199" office:target-frame-name="_top" xlink:show="replace"><text:span text:style-name="Hyperlink">https://doi.org/10.1109/TNSRE.2020.3028199</text:span></text:a></text:p></office:annotation>Liang, Zhang, Liu, Lou, Liu &amp; Wang</text:span><text:span text:style-name="CommentReference"><office:annotation-end office:name="12"/></text:span><text:span text:style-name="CommentReference"><office:annotation-end office:name="13"/></text:span><text:span text:style-name="T59">, 2020;<text:s/></text:span><text:span text:style-name="T60"><office:annotation office:name="14" xml:id="1054320650"><dc:creator>Janka Hauffe</dc:creator><dc:date>2025-02-23T15:14:00</dc:date><meta:creator-initials>JH</meta:creator-initials><text:p text:style-name="P61">@article{pesonen2007brain, title={Brain oscillatory 4--30 Hz responses during a visual n-back memory task with varying memory load}, author={Pesonen, Mirka and H{\"a}m{\"a}l{\"a}inen, Heikki and Krause, Christina M}, journal={Brain research}, volume={1138}, pages={171--177}, year={2007}, publisher={Elsevier} }<text:s/></text:p></office:annotation><office:annotation office:name="15" xml:id="1306375563"><dc:creator>Janka Hauffe</dc:creator><dc:date>2025-02-23T15:14:00</dc:date><meta:creator-initials>JH</meta:creator-initials><text:p text:style-name="P62"><text:a xlink:href="https://doi.org/10.1016/j.brainres.2006.12.076" office:target-frame-name="_top" xlink:show="replace"><text:span text:style-name="Hyperlink">https://doi.org/10.1016/j.brainres.2006.12.076</text:span></text:a></text:p></office:annotation>Pesonen, Hämäläinen &amp; Krause</text:span><text:span text:style-name="CommentReference"><office:annotation-end office:name="14"/></text:span><text:span text:style-name="CommentReference"><office:annotation-end office:name="15"/></text:span><text:span text:style-name="T63">, 2007;<text:s/></text:span><text:span text:style-name="T64"><office:annotation office:name="16" xml:id="580321641"><dc:creator>Janka Hauffe</dc:creator><dc:date>2025-02-23T15:12:00</dc:date><meta:creator-initials>JH</meta:creator-initials><text:p text:style-name="P65">@article{poppelaars2018frontal, title={Frontal delta-beta cross-frequency coupling in high and low social anxiety: An index of stress regulation?}, author={Poppelaars, Eefje S and Harrewijn, Anita and Westenberg, P Michiel and van der Molen, Melle JW}, journal={Cognitive, Affective, \&amp; Behavioral Neuroscience}, volume={18}, pages={764--777}, year={2018}, publisher={Springer} }<text:s/></text:p></office:annotation><office:annotation office:name="17" xml:id="51419057"><dc:creator>Janka Hauffe</dc:creator><dc:date>2025-02-23T15:12:00</dc:date><meta:creator-initials>JH</meta:creator-initials><text:p text:style-name="P66"><text:a xlink:href="https://doi.org/10.3758/s13415-018-0603-7" office:target-frame-name="_top" xlink:show="replace"><text:span text:style-name="Hyperlink">https://doi.org/10.3758/s13415-018-0603-7</text:span></text:a></text:p></office:annotation>Poppelaars, Harrewijn, Westenberg &amp; Van der Molen</text:span><text:span text:style-name="CommentReference"><office:annotation-end office:name="16"/></text:span><text:span text:style-name="CommentReference"><office:annotation-end office:name="17"/></text:span><text:span text:style-name="T67">, 2018;<text:s/></text:span><text:span text:style-name="T68"><office:annotation office:name="18" xml:id="1989070317"><dc:creator>Janka Hauffe</dc:creator><dc:date>2025-02-23T15:16:00</dc:date><meta:creator-initials>JH</meta:creator-initials><text:p text:style-name="P69">@article{tzagarakis2015brain, title={Brain oscillatory activity during motor preparation: effect of directional uncertainty on beta, but not alpha, frequency band}, author={Tzagarakis, Charidimos and West, Sarah and Pellizzer, Giuseppe}, journal={Frontiers in neuroscience}, volume={9}, pages={246}, year={2015}, publisher={Frontiers Media SA} }<text:s/></text:p></office:annotation><office:annotation office:name="19" xml:id="1739404061"><dc:creator>Janka Hauffe</dc:creator><dc:date>2025-02-23T15:17:00</dc:date><meta:creator-initials>JH</meta:creator-initials><text:p text:style-name="P70"><text:a xlink:href="https://doi.org/10.3389/fnins.2015.00246" office:target-frame-name="_top" xlink:show="replace"><text:span text:style-name="Hyperlink">https://doi.org/10.3389/fnins.2015.00246</text:span></text:a></text:p></office:annotation>Tzagarakis, West &amp; Pellizzer</text:span><text:span text:style-name="CommentReference"><office:annotation-end office:name="18"/></text:span><text:span text:style-name="CommentReference"><office:annotation-end office:name="19"/></text:span><text:span text:style-name="T71">, 2015)</text:span></text:p>
      <text:p text:style-name="P72">Alpha</text:p>
      <text:p text:style-name="P73"><text:span text:style-name="T74">As expected</text:span><text:span text:style-name="T75"><office:annotation office:name="20" xml:id="1367726951"><dc:creator>Janka Hauffe</dc:creator><dc:date>2025-02-13T07:47:00</dc:date><meta:creator-initials>JH</meta:creator-initials><text:p text:style-name="P76">Recordet in evening hours</text:p></office:annotation>, the occipital<text:s/></text:span><text:span text:style-name="CommentReference"><office:annotation-end office:name="20"/></text:span><text:span text:style-name="T77">alpha</text:span><text:span text:style-name="T78"><text:s/>power was reduced in the AD and MCI groups compared to the HC group (</text:span><text:span text:style-name="T79"><office:annotation office:name="21" xml:id="1880394019"><dc:creator>Janka Hauffe</dc:creator><dc:date>2025-02-13T07:40:00</dc:date><meta:creator-initials>JH</meta:creator-initials><text:p text:style-name="P80">@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22" xml:id="732404047"><dc:creator>Janka Hauffe</dc:creator><dc:date>2025-02-13T07:40:00</dc:date><meta:creator-initials>JH</meta:creator-initials><text:p text:style-name="P81"><text:a xlink:href="https://doi.org/10.1016/j.isci.2021.102386" office:target-frame-name="_top" xlink:show="replace"><text:span text:style-name="T82">https://doi.org/10.1016/j.isci.2021.102386</text:span></text:a></text:p></office:annotation>D’Atri et al., 2021)</text:span><text:span text:style-name="T83">.<text:s/></text:span><text:span text:style-name="CommentReference"><office:annotation-end office:name="21"/></text:span><text:span text:style-name="CommentReference"><office:annotation-end office:name="22"/></text:span><text:span text:style-name="T84"><text:s/></text:span></text:p>
      <text:p text:style-name="P85"><text:span text:style-name="T86">Slowing of<text:s/></text:span><text:span text:style-name="T87">alpha</text:span><text:span text:style-name="T88"><text:s/>power may be an early sensitive indicator of the brain transitioning from normal physiological function to aging or its pathological state [</text:span><text:span text:style-name="T89"><office:annotation office:name="23" xml:id="2106135270"><dc:creator>Janka Hauffe</dc:creator><dc:date>2025-01-30T13:55:00</dc:date><meta:creator-initials>JH</meta:creator-initials><text:p text:style-name="P90">10. Babiloni C, Ferri R, Noce G et al. Abnormalities of Cortical Sources of Resting</text:p><text:p text:style-name="P91">State Alpha Electroencephalographic Rhythms are Related to Education</text:p><text:p text:style-name="P92">Attainment in Cognitively Unimpaired Seniors and Patients with Alzheimer’s</text:p><text:p text:style-name="P93">Disease and Amnesic Mild Cognitive Impairment [J]. Cerebral cortex (New</text:p><text:p text:style-name="P94">York, NY: 1991), 2021;31(4):2220-37</text:p></office:annotation>10</text:span><text:span text:style-name="CommentReference"><office:annotation-end office:name="23"/></text:span><text:span text:style-name="T95">] (Liu et al., 2024).</text:span></text:p>
      <text:p text:style-name="P96"><text:span text:style-name="T97">Lower power and synchronization of<text:s/></text:span><text:span text:style-name="T98">alpha</text:span><text:span text:style-name="T99"><text:s/>oscillations have consistently been associated with neurodegenerative dementias, especially AD (Jeong, 2004</text:span><text:span text:style-name="T100"><office:annotation office:name="24" xml:id="574484632"><dc:creator>Janka Hauffe</dc:creator><dc:date>2025-02-13T11:48:00</dc:date><meta:creator-initials>JH</meta:creator-initials><text:p text:style-name="P101">@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office:annotation office:name="25" xml:id="621110106"><dc:creator>Janka Hauffe</dc:creator><dc:date>2025-02-13T11:49:00</dc:date><meta:creator-initials>JH</meta:creator-initials><text:p text:style-name="P102"><text:span text:style-name="T103">https://doi.org/10.3233/JAD-200962</text:span></text:p></office:annotation>; Lejko</text:span><text:span text:style-name="CommentReference"><office:annotation-end office:name="24"/></text:span><text:span text:style-name="CommentReference"><office:annotation-end office:name="25"/></text:span><text:span text:style-name="T104">, Larabi, Herrmann &amp; Aleman, 2020</text:span><text:span text:style-name="T105">)</text:span><text:span text:style-name="T106"><text:s/></text:span><text:span text:style-name="T107"><office:annotation office:name="26" xml:id="1623912610"><dc:creator>Janka Hauffe</dc:creator><dc:date>2025-01-30T14:06:00</dc:date><meta:creator-initials>JH</meta:creator-initials><text:p text:style-name="P108">29] Jeong J (2004) EEG dynamics in patients with Alzheimer’s</text:p><text:p text:style-name="P109">disease. Clin Neurophysiol 115, 1490-1505</text:p><text:p text:style-name="P110">37] Adler G, Brassen S, Jajcevic A (2003) EEG coherence in</text:p><text:p text:style-name="P111">Alzheimer’s dementia. J Neural Transm 110, 1051-1058.</text:p><text:p text:style-name="P112">[38] Locatelli T, Cursi M, Liberati D, Franceschi M, Comi G</text:p><text:p text:style-name="P113">(1998) EEG coherence in Alzheimer’s disease. Electroen-</text:p><text:p text:style-name="P114">cephalogr Clin Neurophysiol 106, 229-237.</text:p><text:p text:style-name="P115">[39] Uhlhaas PJ, Singer W (2006) Neural synchrony in brain</text:p><text:p text:style-name="P116">disorders: Relevance for cognitive dysfunctions and patho-</text:p><text:p text:style-name="P117">physiology. Neuron 52, 155-168</text:p></office:annotation>[29, 37–39</text:span><text:span text:style-name="CommentReference"><office:annotation-end office:name="26"/></text:span><text:span text:style-name="T118">]. These decreases were found to correlate with lower cognitive scores [</text:span><text:span text:style-name="T119"><office:annotation office:name="27" xml:id="1977844824"><dc:creator>Janka Hauffe</dc:creator><dc:date>2025-01-30T14:06:00</dc:date><meta:creator-initials>JH</meta:creator-initials><text:p text:style-name="P120">40] Babiloni C, Binetti G, Cassetta E, Dal Forno G, Del Percio</text:p><text:p text:style-name="P121">C, Ferreri F, Ferri R, Frisoni G, Hirata K, Lanuzza B,</text:p><text:p text:style-name="P122">Miniussi C (2006) Sources of cortical rhythms change as</text:p><text:p text:style-name="P123">a function of cognitive impairment in pathological aging:</text:p><text:p text:style-name="P124">A multicenter study. Clin Neurophysiol 117, 252-268.</text:p><text:p text:style-name="P125">[41] Stam CJ, Jones BF, Manshanden I, van Cappellen-van</text:p><text:p text:style-name="P126">Walsum AM, Montez T, Verbunt JP, de Munck JC, van Dijk BW, Berendse HW, Scheltens P (2006) Magne-</text:p><text:p text:style-name="P127">toencephalographic evaluation of resting-state functional</text:p><text:p text:style-name="P128">connectivity in Alzheimer’s disease. Neuroimage 32,</text:p><text:p text:style-name="P129">1335-1344</text:p></office:annotation>40, 41</text:span><text:span text:style-name="CommentReference"><office:annotation-end office:name="27"/></text:span><text:span text:style-name="T130">] (Lejko et al., 2020).</text:span></text:p>
      <text:p text:style-name="P131"><text:span text:style-name="T132"><text:tab/>Among the most<text:s/></text:span><text:span text:style-name="T133"><office:annotation office:name="28" xml:id="619711903"><dc:creator>Janka Hauffe</dc:creator><dc:date>2025-02-13T11:58:00</dc:date><meta:creator-initials>JH</meta:creator-initials><text:p text:style-name="P134">For what?</text:p></office:annotation>promising EEG markers<text:s/></text:span><text:span text:style-name="CommentReference"><office:annotation-end office:name="28"/></text:span><text:span text:style-name="T135">are reduced<text:s/></text:span><text:span text:style-name="T136">alpha</text:span><text:span text:style-name="T137"><text:s/>power (Cassani et al., 2017; Hatz et al., 2015; Musaeus et al., 2018) (Farina et al., 2020).<text:s/></text:span></text:p>
      <text:p text:style-name="P138"><text:span text:style-name="T139">As expected, healthy ageing was associated with higher<text:s/></text:span><text:span text:style-name="T140">alpha</text:span><text:span text:style-name="T141"><text:s/>power, both in amplitude (temporo-parietal areas) and connectivity (with frontal electrodes), which was increased in controls relative to patients, and in aMCI relative to AD (Farina et al., 2020).</text:span></text:p>
      <text:p text:style-name="P142"/>
      <text:p text:style-name="P143"><text:span text:style-name="T144">A significant difference between the AD group and groups with objective and subjective memory disturbances was found for<text:s/></text:span><text:span text:style-name="T145">delta</text:span><text:span text:style-name="T146">,<text:s/></text:span><text:span text:style-name="T147">theta</text:span><text:span text:style-name="T148">, and<text:s/></text:span><text:span text:style-name="T149">alpha</text:span><text:span text:style-name="T150"><text:s/>relative power (Jelic, Shigeta, Julin, Almkvist, Winblad &amp; Wahlund, 1996). AD group significantly lower<text:s/></text:span><text:span text:style-name="T151">alpha</text:span><text:span text:style-name="T152"><text:s/>relative power in all investigated regions, in relation to the rest of the study population (Jelic, Shigeta, Julin, Almkvist, Winblad &amp; Wahlund, 1996).<text:s/></text:span></text:p>
      <text:p text:style-name="P153"><text:span text:style-name="T154"><text:tab/></text:span><text:bookmark-start text:name="_Hlk191234755"/><text:span text:style-name="T155">Slowing on the electroencephalogram (EEG) in patients with Alzheimer’s disease (AD), compared to normal control subjects, evidenced by decrease of<text:s/></text:span><text:span text:style-name="T156">alpha</text:span><text:span text:style-name="T157"><text:s/>power, is a uniform finding in previous studies (Claus et al., 2000).</text:span><text:bookmark-end text:name="_Hlk191234755"/></text:p>
      <text:soft-page-break/>
      <text:p text:style-name="P158"><text:span text:style-name="T159"><text:tab/></text:span><text:bookmark-start text:name="_Hlk191195289"/><text:span text:style-name="T160">Compared with the normal controls, the AD patients had a significantly lower<text:s/></text:span><text:span text:style-name="T161">alpha</text:span><text:span text:style-name="T162">-2 band power in the resting EEG (</text:span><text:span text:style-name="T163">Wada, Nanbu, Jiang, Koshino, Yamaguchi &amp; Hashimoto, 1997).</text:span><text:bookmark-end text:name="_Hlk191195289"/></text:p>
      <text:p text:style-name="P164"><text:span text:style-name="T165"><text:tab/></text:span><text:span text:style-name="T166">Typical EEG changes in AD include a decrease in power and mean frequency of<text:s/></text:span><text:span text:style-name="T167">alpha</text:span><text:span text:style-name="T168"><text:s/>activity (8–12 Hz) [</text:span><text:span text:style-name="T169"><office:annotation office:name="29" xml:id="1035416687"><dc:creator>Janka Hauffe</dc:creator><dc:date>2025-01-29T14:16:00</dc:date><meta:creator-initials>JH</meta:creator-initials><text:p text:style-name="P170">[21] Coben LA, Danziger W, Storandt M. A longitudinal EEG</text:p><text:p text:style-name="P171">study of mild senile dementia of Alzheimer’s type: Changes at 1</text:p><text:p text:style-name="P172">year and at 2.5 years. Electroencephalogr Clin Neurophysiol</text:p><text:p text:style-name="P173">1985;61:101–12.<text:line-break/>[39] Fenton GW. Electrophysiology of Alzheimer’s disease. Br Med</text:p><text:p text:style-name="P174">Bull 1986;42:29–33.<text:line-break/>[71] Penttila¨ M, Partanen JV, Soininen H, Riekkinen PJ. Quantita-</text:p><text:p text:style-name="P175">tive analysis of occipital EEG in different stages of Alzheimer’s</text:p><text:p text:style-name="P176">disease. Electroencephalogr Clin Neurophysiol 1985;60:1–6.</text:p><text:p text:style-name="P177">[74] Prichep LS, John ER, Ferds SH, Reisberg B, Almas M, Alper</text:p><text:p text:style-name="P178">K, Cancro R. Quantitative EEG correlates of cognitive deterio-</text:p><text:p text:style-name="P179">ration in the elderly. Neurobiol Aging 1994;15:85–90.</text:p></office:annotation>21,39,71,74</text:span><text:span text:style-name="CommentReference"><office:annotation-end office:name="29"/></text:span><text:span text:style-name="T180">] (Dringenberg, 2000).</text:span></text:p>
      <text:p text:style-name="P181"><text:span text:style-name="T182">A decrease in<text:s/></text:span><text:span text:style-name="T183">alpha</text:span><text:span text:style-name="T184"><text:s/>activity is repeatedly observed in AD (Jeong, 2004).<text:s/></text:span></text:p>
      <text:p text:style-name="P185"><text:span text:style-name="T186">When compared to the resting state EEG rhythms of healthy normal elderly (Nold) subjects, AD patients showed an amplitude decrease of posterior<text:s/></text:span><text:span text:style-name="T187">alpha</text:span><text:span text:style-name="T188"><text:s/>(8–13 Hz) source [</text:span><text:span text:style-name="T189"><office:annotation office:name="30" xml:id="904204260"><dc:creator>Janka Hauffe</dc:creator><dc:date>2025-01-30T13:48:00</dc:date><meta:creator-initials>JH</meta:creator-initials><text:p text:style-name="P190">[45] Dierks T, Jelic V, Pascual-Marqui RD, Wahlund L, Julin</text:p><text:p text:style-name="P191">P, Linden DE, Maurer K, Winblad B, Nordberg A (2000)</text:p><text:p text:style-name="P192">Spatial pattern of cerebral glucose metabolism (PET) cor-</text:p><text:p text:style-name="P193">relates with localization of intracerebral EEG-generators in</text:p><text:p text:style-name="P194">Alzheimer’s disease. Clin Neurophysiol 111, 1817-1824.<text:line-break/>[55] Mientus S, Gallinat J, Wuebben Y, Pascual-Marqui RD,</text:p><text:p text:style-name="P195">Mulert C, Frick K, Dorn H, HerrmannWM, Winterer</text:p><text:p text:style-name="P196">G (2002) Cortical hypoactivation during resting EEG in</text:p><text:p text:style-name="P197">schizophrenics but not in depressives and schizotypal</text:p><text:p text:style-name="P198">subjects as revealed by low resolution electromagnetic</text:p><text:p text:style-name="P199">tomography (LORETA). Psychiatry Res 116, 95-111.</text:p><text:p text:style-name="P200">[56] Babiloni C, Binetti G, Cassetta E, Cerboneschi D, Dal Forno</text:p><text:p text:style-name="P201">G, Del Percio C, Ferreri F, Ferri R, Lanuzza B, Miniussi C,</text:p><text:p text:style-name="P202">Moretti DV, Nobili F, Pascual-Marqui RD, Rodriguez G, Romani GL, Salinari S, Tecchio F, Vitali P, Zanetti O, Zap-</text:p><text:p text:style-name="P203">pasodi F, Rossini PM (2004) Mapping distributed sources of</text:p><text:p text:style-name="P204">cortical rhythms in mild Alzheimer’s disease. A multicentric</text:p><text:p text:style-name="P205">EEG study. Neuroimage 22, 57-67.</text:p><text:p text:style-name="P206">[76] Ponomareva NV, Selesneva ND, Jarikov GA (2003) EEG</text:p><text:p text:style-name="P207">alterations in subjects at high familial risk for Alzheimer’s</text:p><text:p text:style-name="P208">disease. Neuropsychobiology 48, 152-159.</text:p><text:p text:style-name="P209">[77] Jeong J (2004) EEG dynamics in patients with Alzheimer’s</text:p><text:p text:style-name="P210">disease. Clin Neurophysiol 115, 1490-1505.</text:p><text:p text:style-name="P211">[78] Prichep LS (2005) Use of normative databases and statis-</text:p><text:p text:style-name="P212">tical methods in demonstrating clinical utility of QEEG:</text:p><text:p text:style-name="P213">importance and cautions. Clin EEG Neurosci 36, 82-87.</text:p></office:annotation>45, 55, 56, 76–78</text:span><text:span text:style-name="CommentReference"><office:annotation-end office:name="30"/></text:span><text:span text:style-name="T214">] (</text:span><text:span text:style-name="T215"><office:annotation office:name="31" xml:id="1354380015"><dc:creator>Janka Hauffe</dc:creator><dc:date>2025-02-13T11:52:00</dc:date><meta:creator-initials>JH</meta:creator-initials><text:p text:style-name="P21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32" xml:id="498803808"><dc:creator>Janka Hauffe</dc:creator><dc:date>2025-02-13T11:52:00</dc:date><meta:creator-initials>JH</meta:creator-initials><text:p text:style-name="P217"><text:a xlink:href="https://doi.org/10.3233/JAD-2011-0051" office:target-frame-name="_top" xlink:show="replace"><text:span text:style-name="T218">https://doi.org/10.3233/JAD-2011-0051</text:span></text:a></text:p></office:annotation>Babiloni et al.,<text:s/></text:span><text:span text:style-name="CommentReference"><office:annotation-end office:name="31"/></text:span><text:span text:style-name="CommentReference"><office:annotation-end office:name="32"/></text:span><text:span text:style-name="T219">2011).</text:span></text:p>
      <text:p text:style-name="P220"><text:span text:style-name="T221">Compared with healthy older adults, patients with Alzheimer’s disease (also early-onset Alzheimer’s disease; Özbek, Fide &amp; Yener, 2021) show decreased<text:s/></text:span><text:span text:style-name="T222">alpha</text:span><text:span text:style-name="T223"><text:s/>power during resting state electroencephalography (rsEEG) (Fröhlich, Kutz, Müller &amp; Claudia Voelcker-Rehagen, 2021).<text:s/></text:span></text:p>
      <text:p text:style-name="P224"/>
      <text:p text:style-name="P225"><text:span text:style-name="T226">Among the most<text:s/></text:span><text:span text:style-name="T227"><office:annotation office:name="33" xml:id="229331563"><dc:creator>Janka Hauffe</dc:creator><dc:date>2025-02-13T11:58:00</dc:date><meta:creator-initials>JH</meta:creator-initials><text:p text:style-name="P228">For what?</text:p></office:annotation>promising EEG markers<text:s/></text:span><text:span text:style-name="CommentReference"><office:annotation-end office:name="33"/></text:span><text:span text:style-name="T229">are reduced<text:s/></text:span><text:span text:style-name="T230">alpha</text:span><text:span text:style-name="T231"><text:s/>power (Cassani et al., 2017; Hatz et al., 2015; Musaeus et al., 2018) (Farina et al., 2020).<text:s/></text:span></text:p>
      <text:p text:style-name="P232"><text:span text:style-name="T233">As expected, healthy ageing was associated with higher<text:s/></text:span><text:span text:style-name="T234">alpha</text:span><text:span text:style-name="T235"><text:s/>power, both in amplitude (temporo-parietal areas) and connectivity (with frontal electrodes), which was increased in controls relative to patients, and in aMCI relative to AD (Farina et al., 2020).</text:span></text:p>
      <text:p text:style-name="P236"><text:span text:style-name="T237">For the rest with eyes-closed, it was shown that<text:s/></text:span><text:span text:style-name="T238">alpha</text:span><text:span text:style-name="T239"><text:s/>power was reduced in MCI compared with healthy older adults (Koenig et al., 2005; Babiloni et al., 2006b, 2010; Kwak, 2006; Ya et al., 2015) (from Fröhlich, Kutz, Müller &amp; Claudia Voelcker-Rehagen, 2021).<text:s/></text:span></text:p>
      <text:p text:style-name="P240"><text:span text:style-name="T241"><text:tab/></text:span><text:span text:style-name="T242">Findings for mild cognitive impairment (MCI), a stage of increased risk of conversion to dementia, are less conclusive (Fröhlich, Kutz, Müller &amp; Claudia Voelcker-Rehagen, 2021). Results indicate no rsEEG power differences between healthy individuals and those with MCI<text:s/></text:span><text:bookmark-start text:name="_Hlk191199108"/><text:span text:style-name="T243">(Fröhlich, Kutz, Müller &amp; Claudia Voelcker-Rehagen, 2021).</text:span><text:bookmark-end text:name="_Hlk191199108"/></text:p>
      <text:p text:style-name="P244"><text:tab/>No significant differences between the groups with subjective or objective memory impairment (MCI) when compared to the controls (Jelic, Shigeta, Julin, Almkvist, Winblad &amp; Wahlund, 1996).</text:p>
      <text:p text:style-name="P245"/>
      <text:p text:style-name="P246"/>
      <text:p text:style-name="P247">Theta</text:p>
      <text:p text:style-name="P248"><text:span text:style-name="T249">Increased<text:s/></text:span><text:span text:style-name="T250">theta</text:span><text:span text:style-name="T251"><text:s/>power may have a good predictive effect on cognitive decline<text:s/></text:span><text:span text:style-name="T252"><office:annotation office:name="34" xml:id="2090692250"><dc:creator>Janka Hauffe</dc:creator><dc:date>2025-01-30T13:56:00</dc:date><meta:creator-initials>JH</meta:creator-initials><text:p text:style-name="P253">11. Musaeus C S, Engedal K, Høgh P, et al. EEG Theta Power is an early marker of</text:p><text:p text:style-name="P254">Cognitive decline in Dementia due to Alzheimer’s disease [J]. J Alzheimer’s</text:p><text:p text:style-name="P255">Disease: JAD. 2018;64(4):1359–71.</text:p></office:annotation>[11</text:span><text:span text:style-name="CommentReference"><office:annotation-end office:name="34"/></text:span><text:span text:style-name="T256">] (Liu et al., 2024).</text:span><text:span text:style-name="T257"><text:s/></text:span><text:span text:style-name="T258">The severity of cognitive impairment is positively correlated with increased<text:s/></text:span><text:span text:style-name="T259">theta</text:span><text:span text:style-name="T260"><text:s/></text:span><text:soft-page-break/><text:span text:style-name="T261">activity, and an increase in<text:s/></text:span><text:span text:style-name="T262">theta</text:span><text:span text:style-name="T263"><text:s/>waves in EEG serves as a good predictor of cognitive decline<text:s/></text:span><text:span text:style-name="T264"><office:annotation office:name="35" xml:id="20974965"><dc:creator>Janka Hauffe</dc:creator><dc:date>2025-01-30T13:59:00</dc:date><meta:creator-initials>JH</meta:creator-initials><text:p text:style-name="P265">36. Babiloni C, Visser P J, Frisoni G, et al. Cortical sources of resting EEG rhythms in</text:p><text:p text:style-name="P266">mild cognitive impairment and subjective memory complaint [J]. Neurobiol</text:p><text:p text:style-name="P267">Aging. 2010;31(10):1787–98</text:p></office:annotation>[36</text:span><text:span text:style-name="CommentReference"><office:annotation-end office:name="35"/></text:span><text:span text:style-name="T268">] Liu et al., 2024).</text:span></text:p>
      <text:p text:style-name="P269"><text:span text:style-name="T270"><office:annotation office:name="36" xml:id="2115709384"><dc:creator>Janka Hauffe</dc:creator><dc:date>2025-02-13T07:58:00</dc:date><meta:creator-initials>JH</meta:creator-initials><text:p text:style-name="P271"><text:span text:style-name="T272">In summary, these outcomes indicate that high resting-state<text:s/></text:span><text:span text:style-name="T273">theta</text:span><text:span text:style-name="T274"><text:s/>power in older adults is associated with relatively greater cognitive impairment;<text:s/></text:span></text:p></office:annotation><text:s/>data<text:s/></text:span><text:span text:style-name="CommentReference"><office:annotation-end office:name="36"/></text:span><text:span text:style-name="T275">indicate that high resting<text:s/></text:span><text:span text:style-name="T276">theta</text:span><text:span text:style-name="T277"><text:s/>power in healthy older adults is associated with better cognitive function and may be a marker of healthy neurocognitive aging (Finnigan &amp; Robertson, 2011).</text:span></text:p>
      <text:p text:style-name="P278"><text:span text:style-name="T279">Among the most<text:s/></text:span><text:span text:style-name="T280"><office:annotation office:name="37" xml:id="1078684955"><dc:creator>Janka Hauffe</dc:creator><dc:date>2025-02-13T11:58:00</dc:date><meta:creator-initials>JH</meta:creator-initials><text:p text:style-name="P281">For what?</text:p></office:annotation>promising EEG markers<text:s/></text:span><text:span text:style-name="CommentReference"><office:annotation-end office:name="37"/></text:span><text:span text:style-name="T282">are increased<text:s/></text:span><text:span text:style-name="T283">theta</text:span><text:span text:style-name="T284"><text:s/>power, as well as increased<text:s/></text:span><text:span text:style-name="T285">theta</text:span><text:span text:style-name="T286"><text:s/>band functional connectivity (Cassani et al., 2017; Hatz et al., 2015; Musaeus et al., 2018) (Farina et al., 2020). Similar to AD models, the best features for distinguishing aMCI from healthy ageing were increased<text:s/></text:span><text:span text:style-name="T287">theta power</text:span><text:span text:style-name="T288"><text:s/>in left temporo-parietal electrodes (Farina et al., 2020).<text:s/></text:span><text:span text:style-name="T289">Theta</text:span><text:span text:style-name="T290"><text:s/>power was the best overall predictor of patient status, in line with the suggestion that increased<text:s/></text:span><text:span text:style-name="T291">theta</text:span><text:span text:style-name="T292"><text:s/>is one of the first changes to occur in AD (Musaeus et al., 2018) (Farina et al., 2020).</text:span></text:p>
      <text:p text:style-name="P293"/>
      <text:p text:style-name="P294"><text:span text:style-name="T295">When compared to the resting state EEG rhythms of healthy normal elderly (Nold) subjects, AD patients showed an amplitude increase of widespread<text:s/></text:span><text:span text:style-name="T296">theta</text:span><text:span text:style-name="T297"><text:s/>source [</text:span><text:span text:style-name="T298"><office:annotation office:name="38" xml:id="1540881586"><dc:creator>Janka Hauffe</dc:creator><dc:date>2025-01-30T13:48:00</dc:date><meta:creator-initials>JH</meta:creator-initials><text:p text:style-name="P299">[45] Dierks T, Jelic V, Pascual-Marqui RD, Wahlund L, Julin</text:p><text:p text:style-name="P300">P, Linden DE, Maurer K, Winblad B, Nordberg A (2000)</text:p><text:p text:style-name="P301">Spatial pattern of cerebral glucose metabolism (PET) cor-</text:p><text:p text:style-name="P302">relates with localization of intracerebral EEG-generators in</text:p><text:p text:style-name="P303">Alzheimer’s disease. Clin Neurophysiol 111, 1817-1824.<text:line-break/>[55] Mientus S, Gallinat J, Wuebben Y, Pascual-Marqui RD,</text:p><text:p text:style-name="P304">Mulert C, Frick K, Dorn H, HerrmannWM, Winterer</text:p><text:p text:style-name="P305">G (2002) Cortical hypoactivation during resting EEG in</text:p><text:p text:style-name="P306">schizophrenics but not in depressives and schizotypal</text:p><text:p text:style-name="P307">subjects as revealed by low resolution electromagnetic</text:p><text:p text:style-name="P308">tomography (LORETA). Psychiatry Res 116, 95-111.</text:p><text:p text:style-name="P309">[56] Babiloni C, Binetti G, Cassetta E, Cerboneschi D, Dal Forno</text:p><text:p text:style-name="P310">G, Del Percio C, Ferreri F, Ferri R, Lanuzza B, Miniussi C,</text:p><text:p text:style-name="P311">Moretti DV, Nobili F, Pascual-Marqui RD, Rodriguez G, Romani GL, Salinari S, Tecchio F, Vitali P, Zanetti O, Zap-</text:p><text:p text:style-name="P312">pasodi F, Rossini PM (2004) Mapping distributed sources of</text:p><text:p text:style-name="P313">cortical rhythms in mild Alzheimer’s disease. A multicentric</text:p><text:p text:style-name="P314">EEG study. Neuroimage 22, 57-67.</text:p><text:p text:style-name="P315">[76] Ponomareva NV, Selesneva ND, Jarikov GA (2003) EEG</text:p><text:p text:style-name="P316">alterations in subjects at high familial risk for Alzheimer’s</text:p><text:p text:style-name="P317">disease. Neuropsychobiology 48, 152-159.</text:p><text:p text:style-name="P318">[77] Jeong J (2004) EEG dynamics in patients with Alzheimer’s</text:p><text:p text:style-name="P319">disease. Clin Neurophysiol 115, 1490-1505.</text:p><text:p text:style-name="P320">[78] Prichep LS (2005) Use of normative databases and statis-</text:p><text:p text:style-name="P321">tical methods in demonstrating clinical utility of QEEG:</text:p><text:p text:style-name="P322">importance and cautions. Clin EEG Neurosci 36, 82-87.</text:p></office:annotation>45, 55, 56, 76–78</text:span><text:span text:style-name="CommentReference"><office:annotation-end office:name="38"/></text:span><text:span text:style-name="T323">] (</text:span><text:span text:style-name="T324"><office:annotation office:name="39" xml:id="1718406299"><dc:creator>Janka Hauffe</dc:creator><dc:date>2025-02-13T11:52:00</dc:date><meta:creator-initials>JH</meta:creator-initials><text:p text:style-name="P325">@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40" xml:id="682169059"><dc:creator>Janka Hauffe</dc:creator><dc:date>2025-02-13T11:52:00</dc:date><meta:creator-initials>JH</meta:creator-initials><text:p text:style-name="P326"><text:a xlink:href="https://doi.org/10.3233/JAD-2011-0051" office:target-frame-name="_top" xlink:show="replace"><text:span text:style-name="T327">https://doi.org/10.3233/JAD-2011-0051</text:span></text:a></text:p></office:annotation>Babiloni et al.,<text:s/></text:span><text:span text:style-name="CommentReference"><office:annotation-end office:name="39"/></text:span><text:span text:style-name="CommentReference"><office:annotation-end office:name="40"/></text:span><text:span text:style-name="T328">2011).</text:span></text:p>
      <text:p text:style-name="P329"><text:span text:style-name="T330">Compared with healthy older adults, patients with Alzheimer’s disease (also early-onset Alzheimer’s disease; Özbek, Fide &amp; Yener, 2021) show increased<text:s/></text:span><text:span text:style-name="T331">theta</text:span><text:span text:style-name="T332"><text:s/>power during resting state electroencephalography (rsEEG) (Fröhlich, Kutz, Müller &amp; Claudia Voelcker-Rehagen, 2021).<text:s/></text:span></text:p>
      <text:p text:style-name="P333"><text:span text:style-name="T334">A significant difference between the AD group and groups with objective and subjective memory disturbances was found for<text:s/></text:span><text:span text:style-name="T335">delta</text:span><text:span text:style-name="T336">,<text:s/></text:span><text:span text:style-name="T337">theta</text:span><text:span text:style-name="T338">, and<text:s/></text:span><text:span text:style-name="T339">alpha</text:span><text:span text:style-name="T340"><text:s/>relative power (Jelic, Shigeta, Julin, Almkvist, Winblad &amp; Wahlund, 1996). AD group significantly higher<text:s/></text:span><text:span text:style-name="T341">theta</text:span><text:span text:style-name="T342"><text:s/>relative power in all investigated regions in relation to the rest of the study population (Jelic, Shigeta, Julin, Almkvist, Winblad &amp; Wahlund, 1996).</text:span></text:p>
      <text:p text:style-name="P343"><text:span text:style-name="T344">Slowing on the electroencephalogram (EEG) in patients with Alzheimer’s disease (AD), compared to normal control subjects, evidenced by increase of<text:s/></text:span><text:span text:style-name="T345">theta</text:span><text:span text:style-name="T346"><text:s/>activity decrease is a uniform finding in previous studies (Claus et al., 2000).</text:span></text:p>
      <text:p text:style-name="P347"><text:span text:style-name="T348">Compared with the normal controls, the AD patients had a significant increase in<text:s/></text:span><text:span text:style-name="T349">theta</text:span><text:span text:style-name="T350"><text:s/>band power in the resting EEG (</text:span><text:span text:style-name="T351">Wada, Nanbu, Jiang, Koshino, Yamaguchi &amp; Hashimoto, 1997).</text:span></text:p>
      <text:p text:style-name="P352"><text:span text:style-name="T353">The AD patients showed highly significant increases in<text:s/></text:span><text:span text:style-name="T354">theta</text:span><text:span text:style-name="T355"><text:s/>activity compared with controls (</text:span><text:span text:style-name="T356">Elmståhl, Ros</text:span><text:span text:style-name="T357"><office:annotation office:name="41" xml:id="585807403"><dc:creator>Janka Hauffe</dc:creator><dc:date>2025-01-08T17:43:00</dc:date><meta:creator-initials>JH</meta:creator-initials><text:p text:style-name="P358">akzent</text:p></office:annotation>e</text:span><text:span text:style-name="T359"><office:annotation-end office:name="41"/></text:span><text:span text:style-name="T360">n &amp; Gullberg, 1994).</text:span><text:bookmark-start text:name="_Hlk191195742"/><text:span text:style-name="T361"><text:s/></text:span><text:span text:style-name="T362">The topographical analysis showed a<text:s/></text:span><text:soft-page-break/><text:span text:style-name="T363">widespread increase in<text:s/></text:span><text:span text:style-name="T364">theta</text:span><text:span text:style-name="T365"><text:s/>power over most cortical areas (</text:span><text:span text:style-name="T366">Elmståhl, Ros</text:span><text:span text:style-name="T367"><office:annotation office:name="42" xml:id="453019734"><dc:creator>Janka Hauffe</dc:creator><dc:date>2025-01-08T17:43:00</dc:date><meta:creator-initials>JH</meta:creator-initials><text:p text:style-name="P368">akzent</text:p></office:annotation>e</text:span><text:span text:style-name="T369"><office:annotation-end office:name="42"/></text:span><text:span text:style-name="T370">n &amp; Gullberg, 1994)</text:span><text:span text:style-name="T371">.<text:s/></text:span></text:p>
      <text:p text:style-name="P372"><text:bookmark-end text:name="_Hlk191195742"/><text:span text:style-name="T373">Typical EEG changes in AD include increased power in the<text:s/></text:span><text:span text:style-name="T374">theta</text:span><text:span text:style-name="T375"><text:s/>(4–7 Hz) band [</text:span><text:span text:style-name="T376"><office:annotation office:name="43" xml:id="2001225080"><dc:creator>Janka Hauffe</dc:creator><dc:date>2025-01-29T14:16:00</dc:date><meta:creator-initials>JH</meta:creator-initials><text:p text:style-name="P377">[21] Coben LA, Danziger W, Storandt M. A longitudinal EEG</text:p><text:p text:style-name="P378">study of mild senile dementia of Alzheimer’s type: Changes at 1</text:p><text:p text:style-name="P379">year and at 2.5 years. Electroencephalogr Clin Neurophysiol</text:p><text:p text:style-name="P380">1985;61:101–12.<text:line-break/>[39] Fenton GW. Electrophysiology of Alzheimer’s disease. Br Med</text:p><text:p text:style-name="P381">Bull 1986;42:29–33.<text:line-break/>[71] Penttila¨ M, Partanen JV, Soininen H, Riekkinen PJ. Quantita-</text:p><text:p text:style-name="P382">tive analysis of occipital EEG in different stages of Alzheimer’s</text:p><text:p text:style-name="P383">disease. Electroencephalogr Clin Neurophysiol 1985;60:1–6.</text:p><text:p text:style-name="P384">[74] Prichep LS, John ER, Ferds SH, Reisberg B, Almas M, Alper</text:p><text:p text:style-name="P385">K, Cancro R. Quantitative EEG correlates of cognitive deterio-</text:p><text:p text:style-name="P386">ration in the elderly. Neurobiol Aging 1994;15:85–90.</text:p></office:annotation>21,39,71,74</text:span><text:span text:style-name="CommentReference"><office:annotation-end office:name="43"/></text:span><text:span text:style-name="T387">] (Dringenberg, 2000).</text:span></text:p>
      <text:p text:style-name="P388"><text:span text:style-name="T389">An increase in<text:s/></text:span><text:span text:style-name="T390">theta</text:span><text:span text:style-name="T391"><text:s/>activity is repeatedly observed in AD (Jeong, 2004).<text:s/></text:span></text:p>
      <text:p text:style-name="P392"/>
      <text:p text:style-name="P393">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text:s/></text:p>
      <text:p text:style-name="P394"><text:span text:style-name="T395">For the rest with eyes-closed, it was shown that<text:s/></text:span><text:span text:style-name="T396">theta</text:span><text:span text:style-name="T397"><text:s/>power was either elevated or reduced in MCI compared with healthy older adults (Koenig et al., 2005; Babiloni et al., 2006b, 2010; Kwak, 2006; Ya et al., 2015) (from Fröhlich, Kutz, Müller &amp; Claudia Voelcker-Rehagen, 2021).</text:span></text:p>
      <text:p text:style-name="P398">No significant differences between the groups with subjective or objective memory impairment (MCI) when compared to the controls (Jelic, Shigeta, Julin, Almkvist, Winblad &amp; Wahlund, 1996).</text:p>
      <text:p text:style-name="P399"><text:bookmark-start text:name="_Hlk191197767"/><text:span text:style-name="T400">In the MCI subjects, the EEG markers of disease progression included an increase of the power density at the<text:s/></text:span><text:span text:style-name="T401">theta</text:span><text:span text:style-name="T402"><text:s/>rhythms in the temporal and occipital regions (Jelic et al., 2000) from Babiloni, 2015.</text:span><text:bookmark-end text:name="_Hlk191197767"/></text:p>
      <text:p text:style-name="P403"/>
      <text:p text:style-name="P404">Beta</text:p>
      <text:p text:style-name="Normal"><text:span text:style-name="T405">As expected, healthy ageing was associated with higher<text:s/></text:span><text:span text:style-name="T406">beta</text:span><text:span text:style-name="T407"><text:s/>power, which was increased in controls relative to patients, and in aMCI relative to AD (Farina et al., 2020).</text:span></text:p>
      <text:p text:style-name="P408"/>
      <text:p text:style-name="P409"><text:span text:style-name="T410">When compared to the resting state EEG rhythms of healthy normal elderly (Nold) subjects, AD patients showed an amplitude amplitude decrease<text:s/></text:span><text:span text:style-name="T411">beta</text:span><text:span text:style-name="T412"><text:s/>(13–30 Hz) sources [</text:span><text:span text:style-name="T413"><office:annotation office:name="44" xml:id="1439442033"><dc:creator>Janka Hauffe</dc:creator><dc:date>2025-01-30T13:48:00</dc:date><meta:creator-initials>JH</meta:creator-initials><text:p text:style-name="P414">[45] Dierks T, Jelic V, Pascual-Marqui RD, Wahlund L, Julin</text:p><text:p text:style-name="P415">P, Linden DE, Maurer K, Winblad B, Nordberg A (2000)</text:p><text:p text:style-name="P416">Spatial pattern of cerebral glucose metabolism (PET) cor-</text:p><text:p text:style-name="P417">relates with localization of intracerebral EEG-generators in</text:p><text:p text:style-name="P418">Alzheimer’s disease. Clin Neurophysiol 111, 1817-1824.<text:line-break/>[55] Mientus S, Gallinat J, Wuebben Y, Pascual-Marqui RD,</text:p><text:p text:style-name="P419">Mulert C, Frick K, Dorn H, HerrmannWM, Winterer</text:p><text:p text:style-name="P420">G (2002) Cortical hypoactivation during resting EEG in</text:p><text:p text:style-name="P421">schizophrenics but not in depressives and schizotypal</text:p><text:p text:style-name="P422">subjects as revealed by low resolution electromagnetic</text:p><text:p text:style-name="P423">tomography (LORETA). Psychiatry Res 116, 95-111.</text:p><text:p text:style-name="P424">[56] Babiloni C, Binetti G, Cassetta E, Cerboneschi D, Dal Forno</text:p><text:p text:style-name="P425">G, Del Percio C, Ferreri F, Ferri R, Lanuzza B, Miniussi C,</text:p><text:p text:style-name="P426">Moretti DV, Nobili F, Pascual-Marqui RD, Rodriguez G, Romani GL, Salinari S, Tecchio F, Vitali P, Zanetti O, Zap-</text:p><text:p text:style-name="P427">pasodi F, Rossini PM (2004) Mapping distributed sources of</text:p><text:p text:style-name="P428">cortical rhythms in mild Alzheimer’s disease. A multicentric</text:p><text:p text:style-name="P429">EEG study. Neuroimage 22, 57-67.</text:p><text:p text:style-name="P430">[76] Ponomareva NV, Selesneva ND, Jarikov GA (2003) EEG</text:p><text:p text:style-name="P431">alterations in subjects at high familial risk for Alzheimer’s</text:p><text:p text:style-name="P432">disease. Neuropsychobiology 48, 152-159.</text:p><text:p text:style-name="P433">[77] Jeong J (2004) EEG dynamics in patients with Alzheimer’s</text:p><text:p text:style-name="P434">disease. Clin Neurophysiol 115, 1490-1505.</text:p><text:p text:style-name="P435">[78] Prichep LS (2005) Use of normative databases and statis-</text:p><text:p text:style-name="P436">tical methods in demonstrating clinical utility of QEEG:</text:p><text:p text:style-name="P437">importance and cautions. Clin EEG Neurosci 36, 82-87.</text:p></office:annotation>45, 55, 56, 76–78</text:span><text:span text:style-name="CommentReference"><office:annotation-end office:name="44"/></text:span><text:span text:style-name="T438">] (</text:span><text:span text:style-name="T439"><office:annotation office:name="45" xml:id="675781447"><dc:creator>Janka Hauffe</dc:creator><dc:date>2025-02-13T11:52:00</dc:date><meta:creator-initials>JH</meta:creator-initials><text:p text:style-name="P44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46" xml:id="1907320577"><dc:creator>Janka Hauffe</dc:creator><dc:date>2025-02-13T11:52:00</dc:date><meta:creator-initials>JH</meta:creator-initials><text:p text:style-name="P441"><text:a xlink:href="https://doi.org/10.3233/JAD-2011-0051" office:target-frame-name="_top" xlink:show="replace"><text:span text:style-name="T442">https://doi.org/10.3233/JAD-2011-0051</text:span></text:a></text:p></office:annotation>Babiloni et al.,<text:s/></text:span><text:span text:style-name="CommentReference"><office:annotation-end office:name="45"/></text:span><text:span text:style-name="CommentReference"><office:annotation-end office:name="46"/></text:span><text:span text:style-name="T443">2011).</text:span></text:p>
      <text:p text:style-name="P444"><text:span text:style-name="T445">Compared with healthy older adults, patients with Alzheimer’s disease (also early-onset Alzheimer’s disease; Özbek, Fide &amp; Yener, 2021) show decreased<text:s/></text:span><text:span text:style-name="T446">beta</text:span><text:span text:style-name="T447"><text:s/>power during resting state electroencephalography (rsEEG) (Fröhlich, Kutz, Müller &amp; Claudia Voelcker-Rehagen, 2021).<text:s/></text:span></text:p>
      <text:p text:style-name="P448"><text:bookmark-start text:name="_Hlk191235617"/><text:soft-page-break/><text:span text:style-name="T449">Slowing on the electroencephalogram (EEG) in patients with Alzheimer’s disease (AD), compared to normal control subjects, evidenced by decrease of<text:s/></text:span><text:span text:style-name="T450">beta</text:span><text:span text:style-name="T451"><text:s/>power, is a uniform finding in previous studies (Claus et al., 2000).</text:span></text:p>
      <text:p text:style-name="Normal"><text:span text:style-name="T452">Compared with the normal controls, the AD patients had a significantly lower<text:s/></text:span><text:span text:style-name="T453">beta</text:span><text:span text:style-name="T454"><text:s/>band power in the resting EEG (</text:span><text:span text:style-name="T455">Wada, Nanbu, Jiang, Koshino, Yamaguchi &amp; Hashimoto, 1997).</text:span></text:p>
      <text:p text:style-name="P456"><text:span text:style-name="T457">The AD patients showed highly significant decreases in<text:s/></text:span><text:span text:style-name="T458">beta</text:span><text:span text:style-name="T459"><text:s/>activity compared with controls (</text:span><text:span text:style-name="T460">Elmståhl, Ros</text:span><text:span text:style-name="T461"><office:annotation office:name="47" xml:id="1994595289"><dc:creator>Janka Hauffe</dc:creator><dc:date>2025-01-08T17:43:00</dc:date><meta:creator-initials>JH</meta:creator-initials><text:p text:style-name="P462">akzent</text:p></office:annotation>e</text:span><text:span text:style-name="T463"><office:annotation-end office:name="47"/></text:span><text:span text:style-name="T464">n &amp; Gullberg, 1994).</text:span><text:span text:style-name="T465"><text:s/></text:span><text:span text:style-name="T466">The topographical analysis showed that the decrease in<text:s/></text:span><text:span text:style-name="T467">beta</text:span><text:span text:style-name="T468"><text:s/>power was more restricted to posterior temporoparietal areas (</text:span><text:span text:style-name="T469">Elmståhl, Ros</text:span><text:span text:style-name="T470"><office:annotation office:name="48" xml:id="555103130"><dc:creator>Janka Hauffe</dc:creator><dc:date>2025-01-08T17:43:00</dc:date><meta:creator-initials>JH</meta:creator-initials><text:p text:style-name="P471">akzent</text:p></office:annotation>e</text:span><text:span text:style-name="T472"><office:annotation-end office:name="48"/></text:span><text:span text:style-name="T473">n &amp; Gullberg, 1994)</text:span><text:span text:style-name="T474">. The<text:s/></text:span><text:span text:style-name="T475">beta</text:span><text:span text:style-name="T476"><text:s/>power decrease is considered to reflect cortical degenerative changes [</text:span><text:span text:style-name="T477"><office:annotation office:name="49" xml:id="868230122"><dc:creator>Janka Hauffe</dc:creator><dc:date>2025-01-29T14:09:00</dc:date><meta:creator-initials>JH</meta:creator-initials><text:p text:style-name="P478">26 Kcllawav P; An orderly approach to visual</text:p><text:p text:style-name="P479">analysis: Parameters of the normal EEG in</text:p><text:p text:style-name="P480">adults and children; in Klass DW, Daly DD</text:p><text:p text:style-name="P481">(eds): Current practice of Clinical Electroen</text:p><text:p text:style-name="P482">cephalography. New York, Raven Press. 1979.</text:p><text:p text:style-name="P483">pp 69-148.</text:p><text:p text:style-name="P484">27 Gloor P, Ball G. Schaull N: Brain lesions that</text:p><text:p text:style-name="P485">produce delta waves in the EEG. Neurology</text:p><text:p text:style-name="P486">(Minncap) 1977;27:326-333</text:p></office:annotation>26, 27</text:span><text:span text:style-name="CommentReference"><office:annotation-end office:name="49"/></text:span><text:span text:style-name="T487">] (</text:span><text:span text:style-name="T488">Elmståhl, Ros</text:span><text:span text:style-name="T489"><office:annotation office:name="50" xml:id="995243580"><dc:creator>Janka Hauffe</dc:creator><dc:date>2025-01-08T17:43:00</dc:date><meta:creator-initials>JH</meta:creator-initials><text:p text:style-name="P490">akzent</text:p></office:annotation>e</text:span><text:span text:style-name="T491"><office:annotation-end office:name="50"/></text:span><text:span text:style-name="T492">n &amp; Gullberg, 1994)</text:span><text:span text:style-name="T493">.<text:s/></text:span></text:p>
      <text:p text:style-name="P494"><text:span text:style-name="T495">Typical EEG changes in AD include a loss of<text:s/></text:span><text:span text:style-name="T496">beta</text:span><text:span text:style-name="T497"><text:s/>(13–30 Hz) activity [</text:span><text:span text:style-name="T498"><office:annotation office:name="51" xml:id="1865646404"><dc:creator>Janka Hauffe</dc:creator><dc:date>2025-01-29T14:16:00</dc:date><meta:creator-initials>JH</meta:creator-initials><text:p text:style-name="P499">[21] Coben LA, Danziger W, Storandt M. A longitudinal EEG</text:p><text:p text:style-name="P500">study of mild senile dementia of Alzheimer’s type: Changes at 1</text:p><text:p text:style-name="P501">year and at 2.5 years. Electroencephalogr Clin Neurophysiol</text:p><text:p text:style-name="P502">1985;61:101–12.<text:line-break/>[39] Fenton GW. Electrophysiology of Alzheimer’s disease. Br Med</text:p><text:p text:style-name="P503">Bull 1986;42:29–33.<text:line-break/>[71] Penttila¨ M, Partanen JV, Soininen H, Riekkinen PJ. Quantita-</text:p><text:p text:style-name="P504">tive analysis of occipital EEG in different stages of Alzheimer’s</text:p><text:p text:style-name="P505">disease. Electroencephalogr Clin Neurophysiol 1985;60:1–6.</text:p><text:p text:style-name="P506">[74] Prichep LS, John ER, Ferds SH, Reisberg B, Almas M, Alper</text:p><text:p text:style-name="P507">K, Cancro R. Quantitative EEG correlates of cognitive deterio-</text:p><text:p text:style-name="P508">ration in the elderly. Neurobiol Aging 1994;15:85–90.</text:p></office:annotation>21,39,71,74</text:span><text:span text:style-name="CommentReference"><office:annotation-end office:name="51"/></text:span><text:span text:style-name="T509">] (Dringenberg, 2000).</text:span></text:p>
      <text:p text:style-name="Normal"><text:span text:style-name="T510">A decrease in<text:s/></text:span><text:span text:style-name="T511">beta</text:span><text:span text:style-name="T512"><text:s/>activity is repeatedly observed in AD (Jeong, 2004).</text:span></text:p>
      <text:p text:style-name="Normal"><text:bookmark-end text:name="_Hlk191235617"/><text:span text:style-name="T513">A decrease in<text:s/></text:span><text:span text:style-name="T514">beta</text:span><text:span text:style-name="T515"><text:s/>power has been found in individuals with mild AD (Hogan, Swanwick, Kaiser, Rowan &amp; Lawlor, 2003).</text:span></text:p>
      <text:p text:style-name="P516"/>
      <text:p text:style-name="P517"><text:span text:style-name="T518">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For the rest with eyes-closed, it was shown that<text:s/></text:span><text:span text:style-name="T519">beta</text:span><text:span text:style-name="T520"><text:s/>power was reduced in MCI compared with healthy older adults (Koenig et al., 2005; Babiloni et al., 2006b, 2010; Kwak, 2006; Ya et al., 2015) (from Fröhlich, Kutz, Müller &amp; Claudia Voelcker-Rehagen, 2021).<text:s/></text:span></text:p>
      <text:p text:style-name="P521"><text:span text:style-name="T522">No significant difference was found for<text:s/></text:span><text:span text:style-name="T523">beta</text:span><text:span text:style-name="T524"><text:s/>relative power in the<text:s/></text:span><text:span text:style-name="T525"><office:annotation office:name="52" xml:id="580149262"><dc:creator>Janka Hauffe</dc:creator><dc:date>2025-02-23T20:38:00</dc:date><meta:creator-initials>JH</meta:creator-initials><text:p text:style-name="P526">AD, MCI, healthy control</text:p></office:annotation>groups</text:span><text:span text:style-name="CommentReference"><office:annotation-end office:name="52"/></text:span><text:span text:style-name="T527"><text:s/>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 Winblad &amp; Wahlund, 1996). No significant differences between the groups with subjective or objective memory impairment (MCI) when compared to the controls (Jelic, Shigeta, Julin, Almkvist, Winblad &amp; Wahlund, 1996).<text:s/></text:span></text:p>
      <text:p text:style-name="P528"><text:span text:style-name="T529">In the MCI subjects, the EEG markers of disease progression included a decrease of the power density at<text:s/></text:span><text:span text:style-name="T530">beta</text:span><text:span text:style-name="T531"><text:s/>rhythms in temporal and occipital regions (Jelic et al., 2000) from Babiloni, 2015.</text:span></text:p>
      <text:p text:style-name="P532"/>
      <text:soft-page-break/>
      <text:p text:style-name="P533">Delta</text:p>
      <text:p text:style-name="P534"><text:span text:style-name="T535">In the morning EEG, the three groups showed differences only in the<text:s/></text:span><text:span text:style-name="T536">delta</text:span><text:span text:style-name="T537"><text:s/>band with a prevalence of the<text:s/></text:span><text:span text:style-name="T538">delta</text:span><text:span text:style-name="T539"><text:s/>activity in AD compared to both HC and MCI groups (</text:span><text:span text:style-name="T540">D’Atri et al., 2021)</text:span><text:span text:style-name="T541">. On the other hand, the EEG activity of the MCI group differed from that of HC only at the frontal sites (</text:span><text:span text:style-name="T542"><office:annotation office:name="53" xml:id="521601474"><dc:creator>Janka Hauffe</dc:creator><dc:date>2025-02-13T07:40:00</dc:date><meta:creator-initials>JH</meta:creator-initials><text:p text:style-name="P543">@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54" xml:id="224325066"><dc:creator>Janka Hauffe</dc:creator><dc:date>2025-02-13T07:40:00</dc:date><meta:creator-initials>JH</meta:creator-initials><text:p text:style-name="P544"><text:a xlink:href="https://doi.org/10.1016/j.isci.2021.102386" office:target-frame-name="_top" xlink:show="replace"><text:span text:style-name="T545">https://doi.org/10.1016/j.isci.2021.102386</text:span></text:a></text:p></office:annotation>D’Atri et al., 2021)</text:span><text:span text:style-name="T546">.<text:s/></text:span><text:span text:style-name="CommentReference"><office:annotation-end office:name="53"/></text:span><text:span text:style-name="CommentReference"><office:annotation-end office:name="54"/></text:span></text:p>
      <text:p text:style-name="P547"/>
      <text:p text:style-name="P548"><text:span text:style-name="T549">Prefrontal<text:s/></text:span><text:span text:style-name="T550"><office:annotation office:name="55" xml:id="931175582"><dc:creator>Janka Hauffe</dc:creator><dc:date>2025-02-13T07:47:00</dc:date><meta:creator-initials>JH</meta:creator-initials><text:p text:style-name="P551">Recordet in evening hours</text:p></office:annotation>delta power<text:s/></text:span><text:span text:style-name="CommentReference"><office:annotation-end office:name="55"/></text:span><text:span text:style-name="T552">was significantly higher in the AD compared to the HC group, while the right frontotemporal<text:s/></text:span><text:span text:style-name="T553">delta</text:span><text:span text:style-name="T554"><text:s/>activity increased in the AD compared to both the HC and MCI groups (</text:span><text:span text:style-name="T555"><office:annotation office:name="56" xml:id="1116995033"><dc:creator>Janka Hauffe</dc:creator><dc:date>2025-02-13T07:40:00</dc:date><meta:creator-initials>JH</meta:creator-initials><text:p text:style-name="P556">@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57" xml:id="13443749"><dc:creator>Janka Hauffe</dc:creator><dc:date>2025-02-13T07:40:00</dc:date><meta:creator-initials>JH</meta:creator-initials><text:p text:style-name="P557"><text:a xlink:href="https://doi.org/10.1016/j.isci.2021.102386" office:target-frame-name="_top" xlink:show="replace"><text:span text:style-name="T558">https://doi.org/10.1016/j.isci.2021.102386</text:span></text:a></text:p></office:annotation>D’Atri et al., 2021)</text:span><text:span text:style-name="T559">.<text:s/></text:span><text:span text:style-name="CommentReference"><office:annotation-end office:name="56"/></text:span><text:span text:style-name="CommentReference"><office:annotation-end office:name="57"/></text:span></text:p>
      <text:p text:style-name="P560"><text:span text:style-name="T561">When compared to the resting state EEG rhythms of healthy normal elderly (Nold) subjects, AD patients showed an amplitude increase of widespread<text:s/></text:span><text:span text:style-name="T562">delta</text:span><text:span text:style-name="T563"><text:s/>source [</text:span><text:span text:style-name="T564"><office:annotation office:name="58" xml:id="1342417870"><dc:creator>Janka Hauffe</dc:creator><dc:date>2025-01-30T13:48:00</dc:date><meta:creator-initials>JH</meta:creator-initials><text:p text:style-name="P565">[45] Dierks T, Jelic V, Pascual-Marqui RD, Wahlund L, Julin</text:p><text:p text:style-name="P566">P, Linden DE, Maurer K, Winblad B, Nordberg A (2000)</text:p><text:p text:style-name="P567">Spatial pattern of cerebral glucose metabolism (PET) cor-</text:p><text:p text:style-name="P568">relates with localization of intracerebral EEG-generators in</text:p><text:p text:style-name="P569">Alzheimer’s disease. Clin Neurophysiol 111, 1817-1824.<text:line-break/>[55] Mientus S, Gallinat J, Wuebben Y, Pascual-Marqui RD,</text:p><text:p text:style-name="P570">Mulert C, Frick K, Dorn H, HerrmannWM, Winterer</text:p><text:p text:style-name="P571">G (2002) Cortical hypoactivation during resting EEG in</text:p><text:p text:style-name="P572">schizophrenics but not in depressives and schizotypal</text:p><text:p text:style-name="P573">subjects as revealed by low resolution electromagnetic</text:p><text:p text:style-name="P574">tomography (LORETA). Psychiatry Res 116, 95-111.</text:p><text:p text:style-name="P575">[56] Babiloni C, Binetti G, Cassetta E, Cerboneschi D, Dal Forno</text:p><text:p text:style-name="P576">G, Del Percio C, Ferreri F, Ferri R, Lanuzza B, Miniussi C,</text:p><text:p text:style-name="P577">Moretti DV, Nobili F, Pascual-Marqui RD, Rodriguez G, Romani GL, Salinari S, Tecchio F, Vitali P, Zanetti O, Zap-</text:p><text:p text:style-name="P578">pasodi F, Rossini PM (2004) Mapping distributed sources of</text:p><text:p text:style-name="P579">cortical rhythms in mild Alzheimer’s disease. A multicentric</text:p><text:p text:style-name="P580">EEG study. Neuroimage 22, 57-67.</text:p><text:p text:style-name="P581">[76] Ponomareva NV, Selesneva ND, Jarikov GA (2003) EEG</text:p><text:p text:style-name="P582">alterations in subjects at high familial risk for Alzheimer’s</text:p><text:p text:style-name="P583">disease. Neuropsychobiology 48, 152-159.</text:p><text:p text:style-name="P584">[77] Jeong J (2004) EEG dynamics in patients with Alzheimer’s</text:p><text:p text:style-name="P585">disease. Clin Neurophysiol 115, 1490-1505.</text:p><text:p text:style-name="P586">[78] Prichep LS (2005) Use of normative databases and statis-</text:p><text:p text:style-name="P587">tical methods in demonstrating clinical utility of QEEG:</text:p><text:p text:style-name="P588">importance and cautions. Clin EEG Neurosci 36, 82-87.</text:p></office:annotation>45, 55, 56, 76–78</text:span><text:span text:style-name="CommentReference"><office:annotation-end office:name="58"/></text:span><text:span text:style-name="T589">] (</text:span><text:span text:style-name="T590"><office:annotation office:name="59" xml:id="704566950"><dc:creator>Janka Hauffe</dc:creator><dc:date>2025-02-13T11:52:00</dc:date><meta:creator-initials>JH</meta:creator-initials><text:p text:style-name="P591">@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60" xml:id="928990158"><dc:creator>Janka Hauffe</dc:creator><dc:date>2025-02-13T11:52:00</dc:date><meta:creator-initials>JH</meta:creator-initials><text:p text:style-name="P592"><text:a xlink:href="https://doi.org/10.3233/JAD-2011-0051" office:target-frame-name="_top" xlink:show="replace"><text:span text:style-name="T593">https://doi.org/10.3233/JAD-2011-0051</text:span></text:a></text:p></office:annotation>Babiloni et al.,<text:s/></text:span><text:span text:style-name="CommentReference"><office:annotation-end office:name="59"/></text:span><text:span text:style-name="CommentReference"><office:annotation-end office:name="60"/></text:span><text:span text:style-name="T594">2011).</text:span></text:p>
      <text:p text:style-name="P595"><text:span text:style-name="T596">Compared with healthy older adults, patients with Alzheimer’s disease<text:s/></text:span><text:bookmark-start text:name="_Hlk191193549"/><text:span text:style-name="T597">(also early-onset Alzheimer’s disease; Özbek, Fide &amp; Yener, 2021)<text:s/></text:span><text:bookmark-end text:name="_Hlk191193549"/><text:span text:style-name="T598">show increased<text:s/></text:span><text:span text:style-name="T599">delta</text:span><text:span text:style-name="T600"><text:s/>power during resting state electroencephalography (rsEEG) (Fröhlich, Kutz, Müller &amp; Claudia Voelcker-Rehagen, 2021).<text:s/></text:span></text:p>
      <text:p text:style-name="P601"><text:span text:style-name="T602">A significant difference between the AD group and groups with objective and subjective memory disturbances was found for<text:s/></text:span><text:span text:style-name="T603">delta</text:span><text:span text:style-name="T604">,<text:s/></text:span><text:span text:style-name="T605">theta</text:span><text:span text:style-name="T606">, and<text:s/></text:span><text:span text:style-name="T607">alpha</text:span><text:span text:style-name="T608"><text:s/>relative power (Jelic, Shigeta, Julin, Almkvist, Winblad &amp; Wahlund, 1996). For<text:s/></text:span><text:span text:style-name="T609">delta</text:span><text:span text:style-name="T610"><text:s/>relative power, a lower level of significance (p&lt;0.05) was observed in the left and right temporal and parieto-occipital, and left frontal regions (Jelic, Shigeta, Julin, Almkvist, Winblad &amp; Wahlund, 1996).</text:span></text:p>
      <text:p text:style-name="P611"><text:bookmark-start text:name="_Hlk191195242"/><text:span text:style-name="T612">Compared with the normal controls, the AD patients had a significant increase in<text:s/></text:span><text:span text:style-name="T613">delta</text:span><text:span text:style-name="T614"><text:s/>band power in the resting EEG (</text:span><text:span text:style-name="T615">Wada, Nanbu, Jiang, Koshino, Yamaguchi &amp; Hashimoto, 1997).</text:span><text:bookmark-end text:name="_Hlk191195242"/><text:span text:style-name="T616"><text:s/></text:span><text:span text:style-name="T617">Topographic analyses of the resting EEG showed a significant increase in<text:s/></text:span><text:span text:style-name="T618">delta</text:span><text:span text:style-name="T619"><text:s/>band power at the frontal regions/</text:span><text:span text:style-name="T620">delta</text:span><text:span text:style-name="T621"><text:s/>activity was observed predominantly at the frontal areas (</text:span><text:span text:style-name="T622">Wada, Nanbu, Jiang, Koshino, Yamaguchi &amp; Hashimoto, 1997)</text:span><text:span text:style-name="T623">.</text:span></text:p>
      <text:p text:style-name="P624"><text:span text:style-name="T625">The AD patients showed highly significant increases in<text:s/></text:span><text:span text:style-name="T626">delta</text:span><text:span text:style-name="T627"><text:s/>activity compared with controls (</text:span><text:span text:style-name="T628">Elmståhl, Ros</text:span><text:span text:style-name="T629"><office:annotation office:name="61" xml:id="1760049884"><dc:creator>Janka Hauffe</dc:creator><dc:date>2025-01-08T17:43:00</dc:date><meta:creator-initials>JH</meta:creator-initials><text:p text:style-name="P630">akzent</text:p></office:annotation>e</text:span><text:span text:style-name="T631"><office:annotation-end office:name="61"/></text:span><text:span text:style-name="T632">n &amp; Gullberg, 1994).</text:span></text:p>
      <text:p text:style-name="P633"><text:span text:style-name="T634">The topographical analysis showed a widespread increase in<text:s/></text:span><text:span text:style-name="T635">delta</text:span><text:span text:style-name="T636"><text:s/>power over most cortical areas (</text:span><text:span text:style-name="T637">Elmståhl, Ros</text:span><text:span text:style-name="T638"><office:annotation office:name="62" xml:id="2099573610"><dc:creator>Janka Hauffe</dc:creator><dc:date>2025-01-08T17:43:00</dc:date><meta:creator-initials>JH</meta:creator-initials><text:p text:style-name="P639">akzent</text:p></office:annotation>e</text:span><text:span text:style-name="T640"><office:annotation-end office:name="62"/></text:span><text:span text:style-name="T641">n &amp; Gullberg, 1994)</text:span><text:span text:style-name="T642">.<text:s/></text:span><text:span text:style-name="T643">Delta</text:span><text:span text:style-name="T644"><text:s/>waves are considered to reflect primarily abnormalities of connections between subcortical and cortical areas [</text:span><text:span text:style-name="T645"><office:annotation office:name="63" xml:id="873070435"><dc:creator>Janka Hauffe</dc:creator><dc:date>2025-01-29T14:09:00</dc:date><meta:creator-initials>JH</meta:creator-initials><text:p text:style-name="P646">26 Kcllawav P; An orderly approach to visual</text:p><text:p text:style-name="P647">analysis: Parameters of the normal EEG in</text:p><text:p text:style-name="P648">adults and children; in Klass DW, Daly DD</text:p><text:p text:style-name="P649">(eds): Current practice of Clinical Electroen</text:p><text:p text:style-name="P650">cephalography. New York, Raven Press. 1979.</text:p><text:p text:style-name="P651">pp 69-148.</text:p><text:p text:style-name="P652">27 Gloor P, Ball G. Schaull N: Brain lesions that</text:p><text:p text:style-name="P653">produce delta waves in the EEG. Neurology</text:p><text:p text:style-name="P654">(Minncap) 1977;27:326-333</text:p></office:annotation>26, 27</text:span><text:span text:style-name="CommentReference"><office:annotation-end office:name="63"/></text:span><text:span text:style-name="T655">] (</text:span><text:span text:style-name="T656">Elmståhl, Ros</text:span><text:span text:style-name="T657"><office:annotation office:name="64" xml:id="2074057337"><dc:creator>Janka Hauffe</dc:creator><dc:date>2025-01-08T17:43:00</dc:date><meta:creator-initials>JH</meta:creator-initials><text:p text:style-name="P658">akzent</text:p></office:annotation>e</text:span><text:span text:style-name="T659"><office:annotation-end office:name="64"/></text:span><text:span text:style-name="T660">n &amp; Gullberg, 1994)</text:span><text:span text:style-name="T661">.<text:s/></text:span></text:p>
      <text:p text:style-name="P662"><text:bookmark-start text:name="_Hlk191196328"/><text:span text:style-name="T663">Typical EEG changes in AD include increased power in the<text:s/></text:span><text:span text:style-name="T664">delta</text:span><text:span text:style-name="T665"><text:s/>(B4 Hz) band [</text:span><text:span text:style-name="T666"><office:annotation office:name="65" xml:id="265495059"><dc:creator>Janka Hauffe</dc:creator><dc:date>2025-01-29T14:16:00</dc:date><meta:creator-initials>JH</meta:creator-initials><text:p text:style-name="P667">[21] Coben LA, Danziger W, Storandt M. A longitudinal EEG</text:p><text:p text:style-name="P668">study of mild senile dementia of Alzheimer’s type: Changes at 1</text:p><text:p text:style-name="P669">year and at 2.5 years. Electroencephalogr Clin Neurophysiol</text:p><text:p text:style-name="P670">1985;61:101–12.<text:line-break/>[39] Fenton GW. Electrophysiology of Alzheimer’s disease. Br Med</text:p><text:p text:style-name="P671">Bull 1986;42:29–33.<text:line-break/>[71] Penttila¨ M, Partanen JV, Soininen H, Riekkinen PJ. Quantita-</text:p><text:p text:style-name="P672">tive analysis of occipital EEG in different stages of Alzheimer’s</text:p><text:p text:style-name="P673">disease. Electroencephalogr Clin Neurophysiol 1985;60:1–6.</text:p><text:p text:style-name="P674">[74] Prichep LS, John ER, Ferds SH, Reisberg B, Almas M, Alper</text:p><text:p text:style-name="P675">K, Cancro R. Quantitative EEG correlates of cognitive deterio-</text:p><text:p text:style-name="P676">ration in the elderly. Neurobiol Aging 1994;15:85–90.</text:p></office:annotation>21,39,71,74</text:span><text:span text:style-name="CommentReference"><office:annotation-end office:name="65"/></text:span><text:span text:style-name="T677">] (Dringenberg, 2000).</text:span></text:p>
      <text:p text:style-name="P678"><text:bookmark-start text:name="_Hlk191197581"/><text:bookmark-end text:name="_Hlk191196328"/><text:soft-page-break/><text:span text:style-name="T679">An increase in<text:s/></text:span><text:span text:style-name="T680">delta</text:span><text:span text:style-name="T681"><text:s/>activity is repeatedly observed in AD (Jeong, 2004).<text:s/></text:span></text:p>
      <text:p text:style-name="P682"><text:bookmark-end text:name="_Hlk191197581"/></text:p>
      <text:p text:style-name="Normal"><text:span text:style-name="T683">Similar to AD models, the best features for distinguishing aMCI from healthy ageing were increased<text:s/></text:span><text:span text:style-name="T684">delta</text:span><text:span text:style-name="T685"><text:s/>power in left temporo-parietal electrodes (Farina et al., 2020).</text:span></text:p>
      <text:p text:style-name="P686"><text:span text:style-name="T687">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For the rest with eyes-closed, it was shown that<text:s/></text:span><text:span text:style-name="T688">delta</text:span><text:span text:style-name="T689"><text:s/>power was either elevated or reduced in MCI compared with healthy older adults (Koenig et al., 2005; Babiloni et al., 2006b, 2010; Kwak, 2006; Ya et al., 2015) (from Fröhlich, Kutz, Müller &amp; Claudia Voelcker-Rehagen, 2021).<text:s/></text:span></text:p>
      <text:p text:style-name="P690"><text:span text:style-name="T691">No significant differences between the groups with subjective or objective memory impairment (MCI) when compared to the controls (Jelic, Shigeta, Julin, Almkvist, Winblad &amp; Wahlund, 1996).<text:s/></text:span></text:p>
      <text:p text:style-name="P692"><text:bookmark-start text:name="_Hlk191198522"/><text:span text:style-name="T693">In the MCI subjects, the EEG markers of disease progression included an increase of the power density at the<text:s/></text:span><text:span text:style-name="T694">delta</text:span><text:span text:style-name="T695"><text:s/>rhythms in the temporal and occipital regions (Jelic et al., 2000) from Babiloni, 2015.</text:span></text:p>
      <text:p text:style-name="P696"><text:span text:style-name="T697">Reduced<text:s/></text:span><text:span text:style-name="T698">delta</text:span><text:span text:style-name="T699"><text:s/>power during resting state EEG has been identified in patients with MCI (Liddell et al., 2007). Furthermore, in the study, individuals with MCI demonstrated a significant positive correlation between<text:s/></text:span><text:span text:style-name="T700">delta</text:span><text:span text:style-name="T701"><text:s/>power and immediate memory recall. Liddell et al. (2007) proposed that these findings suggest that<text:s/></text:span><text:span text:style-name="T702">delta</text:span><text:span text:style-name="T703"><text:s/>power may be linked to memory decline in MCI, indicating that it could serve as a sensitive indicator of prodromal or early cognitive decline. However, other studies have shown increased<text:s/></text:span><text:span text:style-name="T704">delta</text:span><text:span text:style-name="T705"><text:s/>power in MCI patients compared to healthy controls, particularly in frontal and centroparietall regions (Adler, Bramesfeld &amp; Jajcevic, 1999; Moretti, Zanetti, Binetti &amp; Frisoni, 2012).</text:span><text:bookmark-end text:name="_Hlk191198522"/></text:p>
      <text:p text:style-name="P7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Absatz-Standardschriftart" style:display-name="Absatz-Standardschriftart" style:family="text"/>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23T09:55:00Z</meta:creation-date>
    <dc:date>2025-02-23T19:47:00Z</dc:date>
    <meta:print-date>2025-02-23T10:00:00Z</meta:print-date>
    <meta:template xlink:href="Normal.dotm" xlink:type="simple"/>
    <meta:editing-cycles>11</meta:editing-cycles>
    <meta:editing-duration>PT0S</meta:editing-duration>
    <meta:document-statistic meta:page-count="7" meta:paragraph-count="31" meta:word-count="2162" meta:character-count="15753" meta:row-count="113" meta:non-whitespace-character-count="13622"/>
  </office:meta>
</office:document-meta>
</file>